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Small Fonts" svg:font-family="'Small Fonts'" style:font-family-generic="swiss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5.025cm"/>
    </style:style>
    <style:style style:name="co13" style:family="table-column">
      <style:table-column-properties fo:break-before="auto" style:column-width="0.834cm"/>
    </style:style>
    <style:style style:name="co14" style:family="table-column">
      <style:table-column-properties fo:break-before="auto" style:column-width="1.595cm"/>
    </style:style>
    <style:style style:name="co15" style:family="table-column">
      <style:table-column-properties fo:break-before="auto" style:column-width="6.482cm"/>
    </style:style>
    <style:style style:name="co20" style:family="table-column">
      <style:table-column-properties fo:break-before="auto" style:column-width="2.909cm"/>
    </style:style>
    <style:style style:name="co21" style:family="table-column">
      <style:table-column-properties fo:break-before="auto" style:column-width="7.796cm"/>
    </style:style>
    <style:style style:name="co22" style:family="table-column">
      <style:table-column-properties fo:break-before="auto" style:column-width="6.853cm"/>
    </style:style>
    <style:style style:name="co23" style:family="table-column">
      <style:table-column-properties fo:break-before="auto" style:column-width="3.997cm"/>
    </style:style>
    <style:style style:name="co24" style:family="table-column">
      <style:table-column-properties fo:break-before="auto" style:column-width="2.951cm"/>
    </style:style>
    <style:style style:name="co31" style:family="table-column">
      <style:table-column-properties fo:break-before="auto" style:column-width="4.614cm"/>
    </style:style>
    <style:style style:name="co32" style:family="table-column">
      <style:table-column-properties fo:break-before="auto" style:column-width="1.882cm"/>
    </style:style>
    <style:style style:name="co33" style:family="table-column">
      <style:table-column-properties fo:break-before="auto" style:column-width="3.505cm"/>
    </style:style>
    <style:style style:name="co34" style:family="table-column">
      <style:table-column-properties fo:break-before="auto" style:column-width="2.621cm"/>
    </style:style>
    <style:style style:name="co3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.062cm"/>
    </style:style>
    <style:style style:name="co27" style:family="table-column">
      <style:table-column-properties fo:break-before="auto" style:column-width="5.6cm"/>
    </style:style>
    <style:style style:name="co28" style:family="table-column">
      <style:table-column-properties fo:break-before="auto" style:column-width="3.607cm"/>
    </style:style>
    <style:style style:name="co29" style:family="table-column">
      <style:table-column-properties fo:break-before="auto" style:column-width="1.656cm"/>
    </style:style>
    <style:style style:name="co30" style:family="table-column">
      <style:table-column-properties fo:break-before="auto" style:column-width="3.258cm"/>
    </style:style>
    <style:style style:name="ro5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Ubuntu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Ubuntu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11" table:default-cell-style-name="ce3"/>
        <table:table-column table:style-name="co12" table:default-cell-style-name="ce5"/>
        <table:table-column table:style-name="co13" table:default-cell-style-name="ce3"/>
        <table:table-column table:style-name="co14" table:default-cell-style-name="ce5"/>
        <table:table-column table:style-name="co15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35" table:number-columns-repeated="1010" table:default-cell-style-name="ce5"/>
        <table:table-row table:style-name="ro5">
          <table:table-cell office:value-type="string">
            <text:p>Item No.</text:p>
          </table:table-cell>
          <table:table-cell office:value-type="string">
            <text:p>Reference Des</text:p>
          </table:table-cell>
          <table:table-cell office:value-type="string">
            <text:p>Qty</text:p>
          </table:table-cell>
          <table:table-cell office:value-type="string">
            <text:p><text:s/>Catalog</text:p>
          </table:table-cell>
          <table:table-cell office:value-type="string">
            <text:p><text:s/>Part_Description</text:p>
          </table:table-cell>
          <table:table-cell office:value-type="string">
            <text:p>Part_Value</text:p>
          </table:table-cell>
          <table:table-cell office:value-type="string">
            <text:p>Part_Package</text:p>
          </table:table-cell>
          <table:table-cell office:value-type="string">
            <text:p>Manufacturers Name</text:p>
          </table:table-cell>
          <table:table-cell office:value-type="string">
            <text:p>Manufacturers Part No.</text:p>
          </table:table-cell>
          <table:table-cell office:value-type="string">
            <text:p>Distributors Name</text:p>
          </table:table-cell>
          <table:table-cell office:value-type="string">
            <text:p>Distributors Part No.</text:p>
          </table:table-cell>
          <table:table-cell office:value-type="string">
            <text:p>Unit Price</text:p>
          </table:table-cell>
          <table:table-cell office:value-type="string">
            <text:p>Price Break To Use</text:p>
          </table:table-cell>
          <table:table-cell office:value-type="string">
            <text:p>Notes/Remark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C1 C4 C7 C8 C11 C12 C13 C1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AP CER 0.1UF 16V Y5V 0805</text:p>
          </table:table-cell>
          <table:table-cell office:value-type="string">
            <text:p>100nF</text:p>
          </table:table-cell>
          <table:table-cell office:value-type="string">
            <text:p>0805 (2012 Metric)</text:p>
          </table:table-cell>
          <table:table-cell office:value-type="string">
            <text:p>Kemet</text:p>
          </table:table-cell>
          <table:table-cell office:value-type="string">
            <text:p>C0805C104Z4VACTU</text:p>
          </table:table-cell>
          <table:table-cell office:value-type="string">
            <text:p>Digikey</text:p>
          </table:table-cell>
          <table:table-cell office:value-type="string">
            <text:p>399-9159-1-ND</text:p>
          </table:table-cell>
          <table:table-cell table:number-columns-repeated="1013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P ALUM 22UF 25V 20% SMD</text:p>
          </table:table-cell>
          <table:table-cell office:value-type="string">
            <text:p>22uF, 25V</text:p>
          </table:table-cell>
          <table:table-cell office:value-type="string">
            <text:p>Radial, Can - SMD</text:p>
          </table:table-cell>
          <table:table-cell office:value-type="string">
            <text:p>Panasonic Electronic Components</text:p>
          </table:table-cell>
          <table:table-cell office:value-type="string">
            <text:p>EEE-FC1E220P</text:p>
          </table:table-cell>
          <table:table-cell office:value-type="string">
            <text:p>Digikey</text:p>
          </table:table-cell>
          <table:table-cell office:value-type="string">
            <text:p>PCE4004CT-ND</text:p>
          </table:table-cell>
          <table:table-cell table:number-columns-repeated="1013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C15 C1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P CER 1UF 16V 10% X7R 0805</text:p>
          </table:table-cell>
          <table:table-cell office:value-type="string">
            <text:p>1uF</text:p>
          </table:table-cell>
          <table:table-cell office:value-type="string">
            <text:p>0805 (2012 Metric)</text:p>
          </table:table-cell>
          <table:table-cell office:value-type="string">
            <text:p>Yageo</text:p>
          </table:table-cell>
          <table:table-cell office:value-type="string">
            <text:p>CC0805KKX7R7BB105</text:p>
          </table:table-cell>
          <table:table-cell office:value-type="string">
            <text:p>Digikey</text:p>
          </table:table-cell>
          <table:table-cell office:value-type="string">
            <text:p>311-1365-1-ND</text:p>
          </table:table-cell>
          <table:table-cell table:number-columns-repeated="1013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P ALUM 100UF 25V 20% SMD</text:p>
          </table:table-cell>
          <table:table-cell office:value-type="string">
            <text:p>100u,25V</text:p>
          </table:table-cell>
          <table:table-cell office:value-type="string">
            <text:p>Radial, Can – SMD</text:p>
          </table:table-cell>
          <table:table-cell office:value-type="string">
            <text:p>Nichicon</text:p>
          </table:table-cell>
          <table:table-cell office:value-type="string">
            <text:p>UCL1E101MCL1GS</text:p>
          </table:table-cell>
          <table:table-cell office:value-type="string">
            <text:p>DigiKey</text:p>
          </table:table-cell>
          <table:table-cell office:value-type="string">
            <text:p>493-3937-1-ND</text:p>
          </table:table-cell>
          <table:table-cell table:number-columns-repeated="1013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P CER 2.2UF 10V Y5V 0805</text:p>
          </table:table-cell>
          <table:table-cell office:value-type="string">
            <text:p>2u2 Tant</text:p>
          </table:table-cell>
          <table:table-cell office:value-type="string">
            <text:p>0805 (2012 Metric)</text:p>
          </table:table-cell>
          <table:table-cell office:value-type="string">
            <text:p>Murata Electronics North America</text:p>
          </table:table-cell>
          <table:table-cell office:value-type="string">
            <text:p>GRM21BF51A225ZA01L</text:p>
          </table:table-cell>
          <table:table-cell office:value-type="string">
            <text:p>Digikey</text:p>
          </table:table-cell>
          <table:table-cell office:value-type="string">
            <text:p>490-1743-1-ND</text:p>
          </table:table-cell>
          <table:table-cell table:number-columns-repeated="1013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C5 C6 C9 C1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 ALUM 10UF 25V 20% SMD</text:p>
          </table:table-cell>
          <table:table-cell office:value-type="string">
            <text:p>10uF, 25V</text:p>
          </table:table-cell>
          <table:table-cell office:value-type="string">
            <text:p>Radial, Can - SMD</text:p>
          </table:table-cell>
          <table:table-cell office:value-type="string">
            <text:p>Panasonic Electronic Components</text:p>
          </table:table-cell>
          <table:table-cell office:value-type="string">
            <text:p>EEE-1EA100NP</text:p>
          </table:table-cell>
          <table:table-cell office:value-type="string">
            <text:p>Digikey</text:p>
          </table:table-cell>
          <table:table-cell office:value-type="string">
            <text:p>PCE4294CT-ND</text:p>
          </table:table-cell>
          <table:table-cell table:number-columns-repeated="1013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D1 D5 D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IODE SCHOTTKY 15V 1A DO214BA</text:p>
          </table:table-cell>
          <table:table-cell office:value-type="string">
            <text:p>LSM115J</text:p>
          </table:table-cell>
          <table:table-cell office:value-type="string">
            <text:p>DO214BA</text:p>
          </table:table-cell>
          <table:table-cell office:value-type="string">
            <text:p>Microsemi Commercial Components Group</text:p>
          </table:table-cell>
          <table:table-cell office:value-type="string">
            <text:p>LSM115JE3/TR13</text:p>
          </table:table-cell>
          <table:table-cell office:value-type="string">
            <text:p>DigiKey</text:p>
          </table:table-cell>
          <table:table-cell office:value-type="string">
            <text:p>LSM115JE3/TR13CT-ND</text:p>
          </table:table-cell>
          <table:table-cell table:number-columns-repeated="101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VS 600W 5.0V BI-DIR DO-214AA</text:p>
          </table:table-cell>
          <table:table-cell office:value-type="string">
            <text:p>SMBJ5.0CA</text:p>
          </table:table-cell>
          <table:table-cell office:value-type="string">
            <text:p>DO214AA</text:p>
          </table:table-cell>
          <table:table-cell office:value-type="string">
            <text:p>STMicroelectronics</text:p>
          </table:table-cell>
          <table:table-cell office:value-type="string">
            <text:p>SMBJ5.0CA-TR</text:p>
          </table:table-cell>
          <table:table-cell office:value-type="string">
            <text:p>DigiKey</text:p>
          </table:table-cell>
          <table:table-cell office:value-type="string">
            <text:p>497-3145-1-ND</text:p>
          </table:table-cell>
          <table:table-cell table:number-columns-repeated="1013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D MINI TOPLED RED 630NM SMD</text:p>
          </table:table-cell>
          <table:table-cell office:value-type="string">
            <text:p>LED, Discharge</text:p>
          </table:table-cell>
          <table:table-cell office:value-type="string">
            <text:p>2-SMD, J-Lead</text:p>
          </table:table-cell>
          <table:table-cell office:value-type="string">
            <text:p>OSRAM Opto Semiconductors Inc</text:p>
          </table:table-cell>
          <table:table-cell office:value-type="string">
            <text:p>LS M67K-J2L1-1-Z</text:p>
          </table:table-cell>
          <table:table-cell office:value-type="string">
            <text:p>DigiKey</text:p>
          </table:table-cell>
          <table:table-cell office:value-type="string">
            <text:p>475-2691-1-ND</text:p>
          </table:table-cell>
          <table:table-cell table:number-columns-repeated="1013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D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D MINI TOPLED GREEN 570NM SMD</text:p>
          </table:table-cell>
          <table:table-cell office:value-type="string">
            <text:p>LED, Charge</text:p>
          </table:table-cell>
          <table:table-cell office:value-type="string">
            <text:p>2-SMD, J-Lead</text:p>
          </table:table-cell>
          <table:table-cell office:value-type="string">
            <text:p>OSRAM Opto Semiconductors Inc</text:p>
          </table:table-cell>
          <table:table-cell office:value-type="string">
            <text:p>LG M67K-H1J2-24-Z</text:p>
          </table:table-cell>
          <table:table-cell office:value-type="string">
            <text:p>DigiKey</text:p>
          </table:table-cell>
          <table:table-cell office:value-type="string">
            <text:p>475-2730-1-ND</text:p>
          </table:table-cell>
          <table:table-cell table:number-columns-repeated="1013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D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D MINI TOPLED GREEN 570NM SMD</text:p>
          </table:table-cell>
          <table:table-cell office:value-type="string">
            <text:p>LED, Battery</text:p>
          </table:table-cell>
          <table:table-cell office:value-type="string">
            <text:p>2-SMD, J-Lead</text:p>
          </table:table-cell>
          <table:table-cell office:value-type="string">
            <text:p>OSRAM Opto Semiconductors Inc</text:p>
          </table:table-cell>
          <table:table-cell office:value-type="string">
            <text:p>LG M67K-H1J2-24-Z</text:p>
          </table:table-cell>
          <table:table-cell office:value-type="string">
            <text:p>DigiKey</text:p>
          </table:table-cell>
          <table:table-cell office:value-type="string">
            <text:p>475-2730-1-ND</text:p>
          </table:table-cell>
          <table:table-cell table:number-columns-repeated="1013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D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D MINI TOPLED GREEN 570NM SMD</text:p>
          </table:table-cell>
          <table:table-cell office:value-type="string">
            <text:p>LED, Ext On</text:p>
          </table:table-cell>
          <table:table-cell office:value-type="string">
            <text:p>2-SMD, J-Lead</text:p>
          </table:table-cell>
          <table:table-cell office:value-type="string">
            <text:p>OSRAM Opto Semiconductors Inc</text:p>
          </table:table-cell>
          <table:table-cell office:value-type="string">
            <text:p>LG M67K-H1J2-24-Z</text:p>
          </table:table-cell>
          <table:table-cell office:value-type="string">
            <text:p>DigiKey</text:p>
          </table:table-cell>
          <table:table-cell office:value-type="string">
            <text:p>475-2730-1-ND</text:p>
          </table:table-cell>
          <table:table-cell table:number-columns-repeated="1013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OLYSWITCH 1.10A RESET FUSE SMD</text:p>
          </table:table-cell>
          <table:table-cell office:value-type="string">
            <text:p>NANOSMDC110F</text:p>
          </table:table-cell>
          <table:table-cell office:value-type="string">
            <text:p>1206 (3216 Metric), Concave, Long Side Terminals</text:p>
          </table:table-cell>
          <table:table-cell office:value-type="string">
            <text:p>TE Connectivity</text:p>
          </table:table-cell>
          <table:table-cell office:value-type="string">
            <text:p>NANOSMDC110F-2</text:p>
          </table:table-cell>
          <table:table-cell office:value-type="string">
            <text:p>DigiKey</text:p>
          </table:table-cell>
          <table:table-cell office:value-type="string">
            <text:p>NANOSMDC110FCT-ND</text:p>
          </table:table-cell>
          <table:table-cell table:number-columns-repeated="1013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NN USB MICRO B RECPT SMT R/A</text:p>
          </table:table-cell>
          <table:table-cell office:value-type="string">
            <text:p>MicroUSB_in</text:p>
          </table:table-cell>
          <table:table-cell office:value-type="string">
            <text:p>Surface Mount, Right Angle, Horizontal</text:p>
          </table:table-cell>
          <table:table-cell office:value-type="string">
            <text:p>FCI</text:p>
          </table:table-cell>
          <table:table-cell office:value-type="string">
            <text:p>10118193-0001LF</text:p>
          </table:table-cell>
          <table:table-cell office:value-type="string">
            <text:p>DigiKey</text:p>
          </table:table-cell>
          <table:table-cell office:value-type="string">
            <text:p>609-4616-1-ND</text:p>
          </table:table-cell>
          <table:table-cell table:number-columns-repeated="1013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J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5V_Pi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J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NN HEADER PH SIDE 2POS 2MM SMD</text:p>
          </table:table-cell>
          <table:table-cell office:value-type="string">
            <text:p>LiPo_JST</text:p>
          </table:table-cell>
          <table:table-cell office:value-type="string">
            <text:p>CONN_JST-2_SMD</text:p>
          </table:table-cell>
          <table:table-cell office:value-type="string">
            <text:p>JST Sales America Inc</text:p>
          </table:table-cell>
          <table:table-cell office:value-type="string">
            <text:p>S2B-PH-SM4-TB(LF)(SN)</text:p>
          </table:table-cell>
          <table:table-cell office:value-type="string">
            <text:p>Digikey</text:p>
          </table:table-cell>
          <table:table-cell office:value-type="string">
            <text:p>455-1749-1-ND</text:p>
          </table:table-cell>
          <table:table-cell table:number-columns-repeated="1013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J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NN USB TYPE A R/A WHITE</text:p>
          </table:table-cell>
          <table:table-cell office:value-type="string">
            <text:p>USB_A_out</text:p>
          </table:table-cell>
          <table:table-cell office:value-type="string">
            <text:p>Through Hole, Right Angle, Horizontal</text:p>
          </table:table-cell>
          <table:table-cell office:value-type="string">
            <text:p>On Shore Technology Inc</text:p>
          </table:table-cell>
          <table:table-cell office:value-type="string">
            <text:p>USB-A1HSW6</text:p>
          </table:table-cell>
          <table:table-cell office:value-type="string">
            <text:p>Digikey</text:p>
          </table:table-cell>
          <table:table-cell office:value-type="string">
            <text:p>ED2989-ND</text:p>
          </table:table-cell>
          <table:table-cell table:number-columns-repeated="1013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J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Auto_On</text:p>
          </table:table-cell>
          <table:table-cell office:value-type="string">
            <text:p>Header_3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J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5V_USB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J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5V_EXT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J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5V_IN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J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VBAT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J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5V_BAT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DUCTOR PWR 4.7UH 1.2A SHIELD</text:p>
          </table:table-cell>
          <table:table-cell office:value-type="string">
            <text:p>4u7H,1.2A</text:p>
          </table:table-cell>
          <table:table-cell office:value-type="string">
            <text:p>Non Standard SMD</text:p>
          </table:table-cell>
          <table:table-cell office:value-type="string">
            <text:p>SUMIDA AMERICA COMPONENTS INC</text:p>
          </table:table-cell>
          <table:table-cell office:value-type="string">
            <text:p>CDRH2D18/HP-4R7NC</text:p>
          </table:table-cell>
          <table:table-cell office:value-type="string">
            <text:p>DigiKey</text:p>
          </table:table-cell>
          <table:table-cell office:value-type="string">
            <text:p>CDRH2D18/HP-4R7NC-ND</text:p>
          </table:table-cell>
          <table:table-cell table:number-columns-repeated="1013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NN POWER JACK MALE 2.5MM CLSD</text:p>
          </table:table-cell>
          <table:table-cell office:value-type="string">
            <text:p>V_IN</text:p>
          </table:table-cell>
          <table:table-cell office:value-type="string">
            <text:p>Through Hole, Right Angle, 2.5mm ID, 5.5mm OD</text:p>
          </table:table-cell>
          <table:table-cell office:value-type="string">
            <text:p>CUI Inc</text:p>
          </table:table-cell>
          <table:table-cell office:value-type="string">
            <text:p>PJ-002B</text:p>
          </table:table-cell>
          <table:table-cell office:value-type="string">
            <text:p>DigiKey</text:p>
          </table:table-cell>
          <table:table-cell office:value-type="string">
            <text:p>CP-002B-ND</text:p>
          </table:table-cell>
          <table:table-cell table:number-columns-repeated="1013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SFET N-CH 30V .1A SOT416</text:p>
          </table:table-cell>
          <table:table-cell office:value-type="string">
            <text:p>2SK3019</text:p>
          </table:table-cell>
          <table:table-cell office:value-type="string">
            <text:p>SC-75, SOT-416</text:p>
          </table:table-cell>
          <table:table-cell office:value-type="string">
            <text:p>Rohm Semiconductor</text:p>
          </table:table-cell>
          <table:table-cell office:value-type="string">
            <text:p>2SK3019TL</text:p>
          </table:table-cell>
          <table:table-cell office:value-type="string">
            <text:p>DigiKey</text:p>
          </table:table-cell>
          <table:table-cell office:value-type="string">
            <text:p>2SK3019TLCT-ND</text:p>
          </table:table-cell>
          <table:table-cell table:number-columns-repeated="1013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Q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SFET N+P 30V 4.9A 8-SOIC</text:p>
          </table:table-cell>
          <table:table-cell office:value-type="string">
            <text:p>IRF7319TRPBF</text:p>
          </table:table-cell>
          <table:table-cell office:value-type="string">
            <text:p>8-SOIC (0.154", 3.90mm Width)</text:p>
          </table:table-cell>
          <table:table-cell office:value-type="string">
            <text:p>International Rectifier</text:p>
          </table:table-cell>
          <table:table-cell office:value-type="string">
            <text:p>IRF7319TRPBF</text:p>
          </table:table-cell>
          <table:table-cell office:value-type="string">
            <text:p>DigiKey</text:p>
          </table:table-cell>
          <table:table-cell office:value-type="string">
            <text:p>IRF7319PBFCT-ND</text:p>
          </table:table-cell>
          <table:table-cell table:number-columns-repeated="1013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R1 R2 R9 R1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ES 1.5K OHM 1/8W 5% 0805</text:p>
          </table:table-cell>
          <table:table-cell office:value-type="string">
            <text:p>1k5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1K50</text:p>
          </table:table-cell>
          <table:table-cell office:value-type="string">
            <text:p>DigiKey</text:p>
          </table:table-cell>
          <table:table-cell office:value-type="string">
            <text:p>RMCF0805JT1K50CT-ND</text:p>
          </table:table-cell>
          <table:table-cell table:number-columns-repeated="1013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R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 470 OHM 1/8W 5% 0805</text:p>
          </table:table-cell>
          <table:table-cell office:value-type="string">
            <text:p>470E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470R</text:p>
          </table:table-cell>
          <table:table-cell office:value-type="string">
            <text:p>DigiKey</text:p>
          </table:table-cell>
          <table:table-cell office:value-type="string">
            <text:p>RMCF0805JT470RCT-ND</text:p>
          </table:table-cell>
          <table:table-cell table:number-columns-repeated="1013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R12 R1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S 220K OHM 1/8W 5% 0805</text:p>
          </table:table-cell>
          <table:table-cell office:value-type="string">
            <text:p>220k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220K</text:p>
          </table:table-cell>
          <table:table-cell office:value-type="string">
            <text:p>DigiKey</text:p>
          </table:table-cell>
          <table:table-cell office:value-type="string">
            <text:p>RMCF0805JT220KCT-ND</text:p>
          </table:table-cell>
          <table:table-cell table:number-columns-repeated="1013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R14 R2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S 1K OHM 1/8W 5% 0805</text:p>
            <text:p/>
          </table:table-cell>
          <table:table-cell office:value-type="string">
            <text:p>1k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1K00</text:p>
          </table:table-cell>
          <table:table-cell office:value-type="string">
            <text:p>DigiKey</text:p>
          </table:table-cell>
          <table:table-cell office:value-type="string">
            <text:p>RMCF0805JT1K00CT-ND</text:p>
          </table:table-cell>
          <table:table-cell table:number-columns-repeated="1013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R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 150 OHM 1/8W 5% 0805</text:p>
          </table:table-cell>
          <table:table-cell office:value-type="string">
            <text:p>150E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150R</text:p>
          </table:table-cell>
          <table:table-cell office:value-type="string">
            <text:p>DigiKey</text:p>
          </table:table-cell>
          <table:table-cell office:value-type="string">
            <text:p>RMCF0805JT150RCT-ND</text:p>
          </table:table-cell>
          <table:table-cell table:number-columns-repeated="1013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R2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 300K OHM 1/8W 5% 0805</text:p>
          </table:table-cell>
          <table:table-cell office:value-type="string">
            <text:p>300k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300K</text:p>
          </table:table-cell>
          <table:table-cell office:value-type="string">
            <text:p>DigiKey</text:p>
          </table:table-cell>
          <table:table-cell office:value-type="string">
            <text:p>RMCF0805JT300KCT-ND</text:p>
          </table:table-cell>
          <table:table-cell table:number-columns-repeated="1013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 2K OHM 1/8W 5% 0805</text:p>
          </table:table-cell>
          <table:table-cell office:value-type="string">
            <text:p>2k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2K00</text:p>
          </table:table-cell>
          <table:table-cell office:value-type="string">
            <text:p>Digikey</text:p>
          </table:table-cell>
          <table:table-cell office:value-type="string">
            <text:p>RMCF0805JT2K00CT-ND</text:p>
          </table:table-cell>
          <table:table-cell table:number-columns-repeated="1013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R4 R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S 2M OHM 1/8W 5% 0805</text:p>
          </table:table-cell>
          <table:table-cell office:value-type="string">
            <text:p>2M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2M00</text:p>
          </table:table-cell>
          <table:table-cell office:value-type="string">
            <text:p>Digikey</text:p>
          </table:table-cell>
          <table:table-cell office:value-type="string">
            <text:p>RMCF0805JT2M00CT-ND</text:p>
          </table:table-cell>
          <table:table-cell table:number-columns-repeated="1013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R5 R19 R2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ES 100k OHM 1/8W 5% 0805</text:p>
          </table:table-cell>
          <table:table-cell office:value-type="string">
            <text:p>100k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100K</text:p>
          </table:table-cell>
          <table:table-cell office:value-type="string">
            <text:p>Digikey</text:p>
          </table:table-cell>
          <table:table-cell office:value-type="string">
            <text:p>RMCF0805JT100KCT-ND</text:p>
          </table:table-cell>
          <table:table-cell table:number-columns-repeated="1013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R6 R7 R16 R17 R1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RES 10k OHM 1/8W 5% 0805</text:p>
          </table:table-cell>
          <table:table-cell office:value-type="string">
            <text:p>10k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10K0</text:p>
          </table:table-cell>
          <table:table-cell office:value-type="string">
            <text:p>Digikey</text:p>
          </table:table-cell>
          <table:table-cell office:value-type="string">
            <text:p>RMCF0805JT10K0CT-ND</text:p>
          </table:table-cell>
          <table:table-cell table:number-columns-repeated="1013"/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WITCH TACTILE SPST-NO 0.05A 12V</text:p>
          </table:table-cell>
          <table:table-cell office:value-type="string">
            <text:p>ON_OFF</text:p>
          </table:table-cell>
          <table:table-cell office:value-type="string">
            <text:p>Through Hole, Right Angle</text:p>
          </table:table-cell>
          <table:table-cell office:value-type="string">
            <text:p>TE Connectivity</text:p>
          </table:table-cell>
          <table:table-cell office:value-type="string">
            <text:p>FSMRA3JH</text:p>
          </table:table-cell>
          <table:table-cell office:value-type="string">
            <text:p>DigiKey</text:p>
          </table:table-cell>
          <table:table-cell office:value-type="string">
            <text:p>450-1657-ND</text:p>
          </table:table-cell>
          <table:table-cell table:number-columns-repeated="1013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C CONTROLLR LI-ION 4.2V SOT23-5</text:p>
          </table:table-cell>
          <table:table-cell office:value-type="string">
            <text:p>MCP73831</text:p>
          </table:table-cell>
          <table:table-cell office:value-type="string">
            <text:p>SOT23-5</text:p>
          </table:table-cell>
          <table:table-cell office:value-type="string">
            <text:p>Microchip Technology</text:p>
          </table:table-cell>
          <table:table-cell office:value-type="string">
            <text:p>MCP73831T-2ACI/OT</text:p>
          </table:table-cell>
          <table:table-cell office:value-type="string">
            <text:p>DigiKey</text:p>
          </table:table-cell>
          <table:table-cell office:value-type="string">
            <text:p>MCP73831T-2ACI/OTCT-ND</text:p>
          </table:table-cell>
          <table:table-cell table:number-columns-repeated="1013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C REG LDO 5V 1A DPAK</text:p>
          </table:table-cell>
          <table:table-cell office:value-type="string">
            <text:p>NCP1117DT50G</text:p>
          </table:table-cell>
          <table:table-cell office:value-type="string">
            <text:p>TO-252-3, DPak (2 Leads + Tab), SC-63</text:p>
          </table:table-cell>
          <table:table-cell office:value-type="string">
            <text:p>ON Semiconductor</text:p>
          </table:table-cell>
          <table:table-cell office:value-type="string">
            <text:p>NCP1117DT50G</text:p>
          </table:table-cell>
          <table:table-cell office:value-type="string">
            <text:p>DigiKey</text:p>
          </table:table-cell>
          <table:table-cell office:value-type="string">
            <text:p>NCP1117DT50GOS-ND</text:p>
          </table:table-cell>
          <table:table-cell table:number-columns-repeated="1013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C OR CTRLR SRC SELECT 8SON</text:p>
          </table:table-cell>
          <table:table-cell office:value-type="string">
            <text:p>TPS2115A</text:p>
          </table:table-cell>
          <table:table-cell office:value-type="string">
            <text:p>8-VDFN Exposed Pad</text:p>
          </table:table-cell>
          <table:table-cell office:value-type="string">
            <text:p>Texas Instruments</text:p>
          </table:table-cell>
          <table:table-cell office:value-type="string">
            <text:p>TPS2115ADRBR</text:p>
          </table:table-cell>
          <table:table-cell office:value-type="string">
            <text:p>DigiKey</text:p>
          </table:table-cell>
          <table:table-cell office:value-type="string">
            <text:p>296-23394-1-ND</text:p>
          </table:table-cell>
          <table:table-cell table:number-columns-repeated="1013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C REG BOOST SYNC ADJ 1.2A 10SON</text:p>
          </table:table-cell>
          <table:table-cell office:value-type="string">
            <text:p>TPS61200</text:p>
          </table:table-cell>
          <table:table-cell office:value-type="string">
            <text:p>10-VFDFN Exposed Pad</text:p>
          </table:table-cell>
          <table:table-cell office:value-type="string">
            <text:p>Texas Instruments</text:p>
          </table:table-cell>
          <table:table-cell office:value-type="string">
            <text:p>TPS61200DRCR</text:p>
          </table:table-cell>
          <table:table-cell office:value-type="string">
            <text:p>DigiKey</text:p>
          </table:table-cell>
          <table:table-cell office:value-type="string">
            <text:p>296-27017-1-ND</text:p>
          </table:table-cell>
          <table:table-cell table:number-columns-repeated="1013"/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C 2-WIRE FG W/MODEL GAUGE 8TDFN</text:p>
          </table:table-cell>
          <table:table-cell office:value-type="string">
            <text:p>MAX17040</text:p>
          </table:table-cell>
          <table:table-cell office:value-type="string">
            <text:p>8-WFDFN Exposed Pad</text:p>
          </table:table-cell>
          <table:table-cell office:value-type="string">
            <text:p>Maxim Integrated</text:p>
          </table:table-cell>
          <table:table-cell office:value-type="string">
            <text:p>MAX17040G+T</text:p>
          </table:table-cell>
          <table:table-cell office:value-type="string">
            <text:p>DigiKey</text:p>
          </table:table-cell>
          <table:table-cell office:value-type="string">
            <text:p>MAX17040G+TCT-ND</text:p>
          </table:table-cell>
          <table:table-cell table:number-columns-repeated="1013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SV_SCH" table:style-name="ta1" table:print="false">
        <office:forms form:automatic-focus="false" form:apply-design-mode="false"/>
        <table:table-column table:style-name="co26" table:default-cell-style-name="ce6"/>
        <table:table-column table:style-name="co27" table:default-cell-style-name="Default"/>
        <table:table-column table:style-name="co28" table:default-cell-style-name="Default"/>
        <table:table-column table:style-name="co29" table:default-cell-style-name="ce6"/>
        <table:table-column table:style-name="co30" table:default-cell-style-name="Default"/>
        <table:table-column table:style-name="co35" table:number-columns-repeated="1014" table:default-cell-style-name="Default"/>
        <table:table-row table:style-name="ro2">
          <table:table-cell table:style-name="ce4" office:value-type="string">
            <text:p>Id</text:p>
          </table:table-cell>
          <table:table-cell table:style-name="ce7" office:value-type="string">
            <text:p>Reference</text:p>
          </table:table-cell>
          <table:table-cell table:style-name="ce7" office:value-type="string">
            <text:p>Package</text:p>
          </table:table-cell>
          <table:table-cell table:style-name="ce4" office:value-type="string">
            <text:p>Quantity</text:p>
          </table:table-cell>
          <table:table-cell table:style-name="ce7" office:value-type="string">
            <text:p>Value</text:p>
          </table:table-cell>
          <table:table-cell table:style-name="ce7"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1 C4 C7 C8 C11 C12 C13 C16</text:p>
          </table:table-cell>
          <table:table-cell office:value-type="string">
            <text:p>c_0805</text:p>
          </table:table-cell>
          <table:table-cell office:value-type="float" office:value="8">
            <text:p>8</text:p>
          </table:table-cell>
          <table:table-cell office:value-type="string">
            <text:p>100nF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15 C17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F X7R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2 C5 C6 C9 C10 C14 C18</text:p>
          </table:table-cell>
          <table:table-cell office:value-type="string">
            <text:p>c_1206</text:p>
          </table:table-cell>
          <table:table-cell office:value-type="float" office:value="7">
            <text:p>7</text:p>
          </table:table-cell>
          <table:table-cell office:value-type="string">
            <text:p>10uF X7R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3</text:p>
          </table:table-cell>
          <table:table-cell office:value-type="string">
            <text:p>c_1210</text:p>
          </table:table-cell>
          <table:table-cell office:value-type="float" office:value="1">
            <text:p>1</text:p>
          </table:table-cell>
          <table:table-cell office:value-type="string">
            <text:p>22uF X7R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2</text:p>
          </table:table-cell>
          <table:table-cell office:value-type="string">
            <text:p>diode-DO214AA</text:p>
          </table:table-cell>
          <table:table-cell office:value-type="float" office:value="1">
            <text:p>1</text:p>
          </table:table-cell>
          <table:table-cell office:value-type="string">
            <text:p>SMBJ5.0CA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9</text:p>
          </table:table-cell>
          <table:table-cell office:value-type="string">
            <text:p>diode-DO214BA</text:p>
          </table:table-cell>
          <table:table-cell office:value-type="float" office:value="1">
            <text:p>1</text:p>
          </table:table-cell>
          <table:table-cell office:value-type="string">
            <text:p>LSM115J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3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DIS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4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CHG</text:p>
          </table:table-cell>
          <table:table-cell table:number-columns-repeated="101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6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BAT</text:p>
          </table:table-cell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7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5V_OUT</text:p>
          </table:table-cell>
          <table:table-cell table:number-columns-repeated="101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8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 table:number-columns-repeated="101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F1</text:p>
          </table:table-cell>
          <table:table-cell office:value-type="string">
            <text:p>f_1206</text:p>
          </table:table-cell>
          <table:table-cell office:value-type="float" office:value="1">
            <text:p>1</text:p>
          </table:table-cell>
          <table:table-cell office:value-type="string">
            <text:p>NANOSMDC110F</text:p>
          </table:table-cell>
          <table:table-cell table:number-columns-repeated="1014"/>
        </table:table-row>
        <table:table-row table:style-name="ro2"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J2</text:p>
          </table:table-cell>
          <table:table-cell office:value-type="string">
            <text:p>CONN_JST-2_SMD</text:p>
          </table:table-cell>
          <table:table-cell office:value-type="float" office:value="1">
            <text:p>1</text:p>
          </table:table-cell>
          <table:table-cell office:value-type="string">
            <text:p>LiPo_JST</text:p>
          </table:table-cell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J11</text:p>
          </table:table-cell>
          <table:table-cell office:value-type="string">
            <text:p>Header2x2</text:p>
          </table:table-cell>
          <table:table-cell office:value-type="float" office:value="1">
            <text:p>1</text:p>
          </table:table-cell>
          <table:table-cell office:value-type="string">
            <text:p>12V_Out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J5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USB</text:p>
          </table:table-cell>
          <table:table-cell table:number-columns-repeated="101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J6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EXT</text:p>
          </table:table-cell>
          <table:table-cell table:number-columns-repeated="101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J7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OUT</text:p>
          </table:table-cell>
          <table:table-cell table:number-columns-repeated="101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J8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VBAT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J9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BAT</text:p>
          </table:table-cell>
          <table:table-cell table:number-columns-repeated="101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J10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 table:number-columns-repeated="101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J4</text:p>
          </table:table-cell>
          <table:table-cell office:value-type="string">
            <text:p>Header_3</text:p>
          </table:table-cell>
          <table:table-cell office:value-type="float" office:value="1">
            <text:p>1</text:p>
          </table:table-cell>
          <table:table-cell office:value-type="string">
            <text:p>Auto_On</text:p>
          </table:table-cell>
          <table:table-cell table:number-columns-repeated="101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J12</text:p>
          </table:table-cell>
          <table:table-cell office:value-type="string">
            <text:p>Header_3</text:p>
          </table:table-cell>
          <table:table-cell office:value-type="float" office:value="1">
            <text:p>1</text:p>
          </table:table-cell>
          <table:table-cell office:value-type="string">
            <text:p>5V_IN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J3</text:p>
          </table:table-cell>
          <table:table-cell office:value-type="string">
            <text:p>USB_A</text:p>
          </table:table-cell>
          <table:table-cell office:value-type="float" office:value="1">
            <text:p>1</text:p>
          </table:table-cell>
          <table:table-cell office:value-type="string">
            <text:p>USB_A_out</text:p>
          </table:table-cell>
          <table:table-cell table:number-columns-repeated="101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J1</text:p>
          </table:table-cell>
          <table:table-cell office:value-type="string">
            <text:p>USB_B_Micro</text:p>
          </table:table-cell>
          <table:table-cell office:value-type="float" office:value="1">
            <text:p>1</text:p>
          </table:table-cell>
          <table:table-cell office:value-type="string">
            <text:p>MicroUSB_in</text:p>
          </table:table-cell>
          <table:table-cell table:number-columns-repeated="101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L2</text:p>
          </table:table-cell>
          <table:table-cell office:value-type="string">
            <text:p>Inductor_SMD2</text:p>
          </table:table-cell>
          <table:table-cell office:value-type="float" office:value="1">
            <text:p>1</text:p>
          </table:table-cell>
          <table:table-cell office:value-type="string">
            <text:p>2u2H,1.9A</text:p>
          </table:table-cell>
          <table:table-cell table:number-columns-repeated="101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L1</text:p>
          </table:table-cell>
          <table:table-cell office:value-type="string">
            <text:p>Inductor_SMD1</text:p>
          </table:table-cell>
          <table:table-cell office:value-type="float" office:value="1">
            <text:p>1</text:p>
          </table:table-cell>
          <table:table-cell office:value-type="string">
            <text:p>4u7H,1.2A</text:p>
          </table:table-cell>
          <table:table-cell table:number-columns-repeated="1014"/>
        </table:table-row>
        <table:table-row table:style-name="ro2">
          <table:table-cell table:number-columns-repeated="1019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2</text:p>
          </table:table-cell>
          <table:table-cell office:value-type="string">
            <text:p>JACK_ALIM</text:p>
          </table:table-cell>
          <table:table-cell office:value-type="float" office:value="1">
            <text:p>1</text:p>
          </table:table-cell>
          <table:table-cell office:value-type="string">
            <text:p>V_IN</text:p>
          </table:table-cell>
          <table:table-cell table:number-columns-repeated="1014"/>
        </table:table-row>
        <table:table-row table:style-name="ro2">
          <table:table-cell table:number-columns-repeated="1019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Q2</text:p>
          </table:table-cell>
          <table:table-cell office:value-type="string">
            <text:p>SO8E</text:p>
          </table:table-cell>
          <table:table-cell office:value-type="float" office:value="1">
            <text:p>1</text:p>
          </table:table-cell>
          <table:table-cell office:value-type="string">
            <text:p>IRF7319</text:p>
          </table:table-cell>
          <table:table-cell table:number-columns-repeated="101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14 R21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11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k5</text:p>
          </table:table-cell>
          <table:table-cell table:number-columns-repeated="101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3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1 R2 R6 R9</text:p>
          </table:table-cell>
          <table:table-cell office:value-type="string">
            <text:p>r_0805</text:p>
          </table:table-cell>
          <table:table-cell office:value-type="float" office:value="4">
            <text:p>4</text:p>
          </table:table-cell>
          <table:table-cell office:value-type="string">
            <text:p>2k2</text:p>
          </table:table-cell>
          <table:table-cell table:number-columns-repeated="101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16 R17 R18</text:p>
          </table:table-cell>
          <table:table-cell office:value-type="string">
            <text:p>r_0805</text:p>
          </table:table-cell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5 R19 R20</text:p>
          </table:table-cell>
          <table:table-cell office:value-type="string">
            <text:p>r_0805</text:p>
          </table:table-cell>
          <table:table-cell office:value-type="float" office:value="3">
            <text:p>3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R12 R13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220k</text:p>
          </table:table-cell>
          <table:table-cell table:number-columns-repeated="101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22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300k</text:p>
          </table:table-cell>
          <table:table-cell table:number-columns-repeated="101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23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470k</text:p>
          </table:table-cell>
          <table:table-cell table:number-columns-repeated="101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4 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2M</text:p>
          </table:table-cell>
          <table:table-cell table:number-columns-repeated="101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10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470E</text:p>
          </table:table-cell>
          <table:table-cell table:number-columns-repeated="101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15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50E</text:p>
          </table:table-cell>
          <table:table-cell table:number-columns-repeated="1014"/>
        </table:table-row>
        <table:table-row table:style-name="ro2" table:number-rows-repeated="6">
          <table:table-cell table:number-columns-repeated="1019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SW1</text:p>
          </table:table-cell>
          <table:table-cell office:value-type="string">
            <text:p>SW_PB_V_H</text:p>
          </table:table-cell>
          <table:table-cell office:value-type="float" office:value="1">
            <text:p>1</text:p>
          </table:table-cell>
          <table:table-cell office:value-type="string">
            <text:p>ON_OFF</text:p>
          </table:table-cell>
          <table:table-cell table:number-columns-repeated="1014"/>
        </table:table-row>
        <table:table-row table:style-name="ro2">
          <table:table-cell table:number-columns-repeated="1019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U5</text:p>
          </table:table-cell>
          <table:table-cell office:value-type="string">
            <text:p>MAX17040_TDFN</text:p>
          </table:table-cell>
          <table:table-cell office:value-type="float" office:value="1">
            <text:p>1</text:p>
          </table:table-cell>
          <table:table-cell office:value-type="string">
            <text:p>MAX17040</text:p>
          </table:table-cell>
          <table:table-cell table:number-columns-repeated="101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U1</text:p>
          </table:table-cell>
          <table:table-cell office:value-type="string">
            <text:p>MCP73831</text:p>
          </table:table-cell>
          <table:table-cell office:value-type="float" office:value="1">
            <text:p>1</text:p>
          </table:table-cell>
          <table:table-cell office:value-type="string">
            <text:p>MCP73831</text:p>
          </table:table-cell>
          <table:table-cell table:number-columns-repeated="101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U3</text:p>
          </table:table-cell>
          <table:table-cell office:value-type="string">
            <text:p>TPS2115_SON</text:p>
          </table:table-cell>
          <table:table-cell office:value-type="float" office:value="1">
            <text:p>1</text:p>
          </table:table-cell>
          <table:table-cell office:value-type="string">
            <text:p>TPS2115A</text:p>
          </table:table-cell>
          <table:table-cell table:number-columns-repeated="101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U4</text:p>
          </table:table-cell>
          <table:table-cell office:value-type="string">
            <text:p>TPS61200_QFN10</text:p>
          </table:table-cell>
          <table:table-cell office:value-type="float" office:value="1">
            <text:p>1</text:p>
          </table:table-cell>
          <table:table-cell office:value-type="string">
            <text:p>TPS61200</text:p>
          </table:table-cell>
          <table:table-cell table:number-columns-repeated="101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U2</text:p>
          </table:table-cell>
          <table:table-cell office:value-type="string">
            <text:p>TPS62163_DSG</text:p>
          </table:table-cell>
          <table:table-cell office:value-type="float" office:value="1">
            <text:p>1</text:p>
          </table:table-cell>
          <table:table-cell office:value-type="string">
            <text:p>TPS62163</text:p>
          </table:table-cell>
          <table:table-cell table:number-columns-repeated="1014"/>
        </table:table-row>
        <table:table-row table:style-name="ro2" table:number-rows-repeated="2">
          <table:table-cell table:number-columns-repeated="1019"/>
        </table:table-row>
        <table:table-row table:style-name="ro2">
          <table:table-cell table:style-name="ce4" office:value-type="string">
            <text:p>DNP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H1 H2</text:p>
          </table:table-cell>
          <table:table-cell office:value-type="string">
            <text:p>vite_3mm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table:number-columns-repeated="101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1</text:p>
          </table:table-cell>
          <table:table-cell office:value-type="string">
            <text:p>Header_GPIO_3</text:p>
          </table:table-cell>
          <table:table-cell office:value-type="float" office:value="1">
            <text:p>1</text:p>
          </table:table-cell>
          <table:table-cell office:value-type="string">
            <text:p>RASPI_GPIO</text:p>
          </table:table-cell>
          <table:table-cell table:number-columns-repeated="101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SJ1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BAT</text:p>
          </table:table-cell>
          <table:table-cell table:number-columns-repeated="101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SJ2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5V_OUT</text:p>
          </table:table-cell>
          <table:table-cell table:number-columns-repeated="101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SJ3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D0</text:p>
          </table:table-cell>
          <table:table-cell table:number-columns-repeated="101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SJ4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number-columns-repeated="101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SJ6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 table:number-columns-repeated="101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SJ5</text:p>
          </table:table-cell>
          <table:table-cell office:value-type="string">
            <text:p>ShortLink2</text:p>
          </table:table-cell>
          <table:table-cell office:value-type="float" office:value="1">
            <text:p>1</text:p>
          </table:table-cell>
          <table:table-cell office:value-type="string">
            <text:p>STAT</text:p>
          </table:table-cell>
          <table:table-cell table:number-columns-repeated="101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TP1</text:p>
          </table:table-cell>
          <table:table-cell office:value-type="string">
            <text:p>Breakout</text:p>
          </table:table-cell>
          <table:table-cell office:value-type="float" office:value="1">
            <text:p>1</text:p>
          </table:table-cell>
          <table:table-cell office:value-type="string">
            <text:p>TP</text:p>
          </table:table-cell>
          <table:table-cell table:number-columns-repeated="1014"/>
        </table:table-row>
        <table:table-row table:style-name="ro2" table:number-rows-repeated="8"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2" table:number-rows-repeated="1048497">
          <table:table-cell table:number-columns-repeated="1019"/>
        </table:table-row>
        <table:table-row table:style-name="ro2">
          <table:table-cell table:number-columns-repeated="1019"/>
        </table:table-row>
        <table:named-expressions/>
      </table:table>
      <table:table table:name="CSV_PCB" table:style-name="ta1" table:print="false">
        <office:forms form:automatic-focus="false" form:apply-design-mode="false"/>
        <table:table-column table:style-name="co26" table:default-cell-style-name="ce6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5" table:number-columns-repeated="1013" table:default-cell-style-name="Default"/>
        <table:table-row table:style-name="ro2">
          <table:table-cell table:style-name="ce4" office:value-type="string">
            <text:p>Id</text:p>
          </table:table-cell>
          <table:table-cell table:style-name="ce7" office:value-type="string">
            <text:p>Reference</text:p>
          </table:table-cell>
          <table:table-cell table:style-name="ce7" office:value-type="string">
            <text:p>Package</text:p>
          </table:table-cell>
          <table:table-cell table:style-name="ce4" office:value-type="string">
            <text:p>Quantity</text:p>
          </table:table-cell>
          <table:table-cell table:style-name="ce7" office:value-type="string">
            <text:p>Value</text:p>
          </table:table-cell>
          <table:table-cell table:style-name="ce7"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1,C7,C8,C11,C12,C4,C13,C16</text:p>
          </table:table-cell>
          <table:table-cell office:value-type="string">
            <text:p>c_0805</text:p>
          </table:table-cell>
          <table:table-cell office:value-type="float" office:value="8">
            <text:p>8</text:p>
          </table:table-cell>
          <table:table-cell office:value-type="string">
            <text:p>100nF</text:p>
          </table:table-cell>
          <table:table-cell table:number-columns-repeated="101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1</text:p>
          </table:table-cell>
          <table:table-cell office:value-type="string">
            <text:p>Inductor_SMD1</text:p>
          </table:table-cell>
          <table:table-cell office:value-type="float" office:value="1">
            <text:p>1</text:p>
          </table:table-cell>
          <table:table-cell office:value-type="string">
            <text:p>4u7H,1.2A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1,R2,R9,R6</text:p>
          </table:table-cell>
          <table:table-cell office:value-type="string">
            <text:p>r_0805</text:p>
          </table:table-cell>
          <table:table-cell office:value-type="float" office:value="4">
            <text:p>4</text:p>
          </table:table-cell>
          <table:table-cell office:value-type="string">
            <text:p>2k2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3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4,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2M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5,R19,R20</text:p>
          </table:table-cell>
          <table:table-cell office:value-type="string">
            <text:p>r_0805</text:p>
          </table:table-cell>
          <table:table-cell office:value-type="float" office:value="3">
            <text:p>3</text:p>
          </table:table-cell>
          <table:table-cell office:value-type="string">
            <text:p>100k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10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470E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11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k5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12,R13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220k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14,R21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table:number-columns-repeated="1013"/>
        </table:table-row>
        <table:table-row table:style-name="ro2"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W1</text:p>
          </table:table-cell>
          <table:table-cell office:value-type="string">
            <text:p>SW_PB_V_H</text:p>
          </table:table-cell>
          <table:table-cell office:value-type="float" office:value="1">
            <text:p>1</text:p>
          </table:table-cell>
          <table:table-cell office:value-type="string">
            <text:p>ON_OFF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U1</text:p>
          </table:table-cell>
          <table:table-cell office:value-type="string">
            <text:p>MCP73831</text:p>
          </table:table-cell>
          <table:table-cell office:value-type="float" office:value="1">
            <text:p>1</text:p>
          </table:table-cell>
          <table:table-cell office:value-type="string">
            <text:p>MCP73831</text:p>
          </table:table-cell>
          <table:table-cell table:number-columns-repeated="101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15,C17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F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2</text:p>
          </table:table-cell>
          <table:table-cell office:value-type="string">
            <text:p>diode-DO214AA</text:p>
          </table:table-cell>
          <table:table-cell office:value-type="float" office:value="1">
            <text:p>1</text:p>
          </table:table-cell>
          <table:table-cell office:value-type="string">
            <text:p>SMBJ5.0CA</text:p>
          </table:table-cell>
          <table:table-cell table:number-columns-repeated="101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3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DIS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4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CHG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6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BAT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7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5V_OUT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9</text:p>
          </table:table-cell>
          <table:table-cell office:value-type="string">
            <text:p>diode-DO214BA</text:p>
          </table:table-cell>
          <table:table-cell office:value-type="float" office:value="1">
            <text:p>1</text:p>
          </table:table-cell>
          <table:table-cell office:value-type="string">
            <text:p>LSM115J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F1</text:p>
          </table:table-cell>
          <table:table-cell office:value-type="string">
            <text:p>f_1206</text:p>
          </table:table-cell>
          <table:table-cell office:value-type="float" office:value="1">
            <text:p>1</text:p>
          </table:table-cell>
          <table:table-cell office:value-type="string">
            <text:p>NANOSMDC110F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J2</text:p>
          </table:table-cell>
          <table:table-cell office:value-type="string">
            <text:p>CONN_JST-2_SMD</text:p>
          </table:table-cell>
          <table:table-cell office:value-type="float" office:value="1">
            <text:p>1</text:p>
          </table:table-cell>
          <table:table-cell office:value-type="string">
            <text:p>LiPo_JST</text:p>
          </table:table-cell>
          <table:table-cell table:number-columns-repeated="101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J4</text:p>
          </table:table-cell>
          <table:table-cell office:value-type="string">
            <text:p>Header_3</text:p>
          </table:table-cell>
          <table:table-cell office:value-type="float" office:value="1">
            <text:p>1</text:p>
          </table:table-cell>
          <table:table-cell office:value-type="string">
            <text:p>Auto_On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J6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EXT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J7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OUT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J8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VBAT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J9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BAT</text:p>
          </table:table-cell>
          <table:table-cell table:number-columns-repeated="101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J10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 table:number-columns-repeated="101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2</text:p>
          </table:table-cell>
          <table:table-cell office:value-type="string">
            <text:p>JACK_ALIM</text:p>
          </table:table-cell>
          <table:table-cell office:value-type="float" office:value="1">
            <text:p>1</text:p>
          </table:table-cell>
          <table:table-cell office:value-type="string">
            <text:p>V_IN</text:p>
          </table:table-cell>
          <table:table-cell table:number-columns-repeated="101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Q2</text:p>
          </table:table-cell>
          <table:table-cell office:value-type="string">
            <text:p>SO8E</text:p>
          </table:table-cell>
          <table:table-cell office:value-type="float" office:value="1">
            <text:p>1</text:p>
          </table:table-cell>
          <table:table-cell office:value-type="string">
            <text:p>IRF7319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15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50E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16,R17,R18</text:p>
          </table:table-cell>
          <table:table-cell office:value-type="string">
            <text:p>r_0805</text:p>
          </table:table-cell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22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300k</text:p>
          </table:table-cell>
          <table:table-cell table:number-columns-repeated="1013"/>
        </table:table-row>
        <table:table-row table:style-name="ro2" table:number-rows-repeated="3"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J1</text:p>
          </table:table-cell>
          <table:table-cell office:value-type="string">
            <text:p>USB_B_Micro</text:p>
          </table:table-cell>
          <table:table-cell office:value-type="float" office:value="1">
            <text:p>1</text:p>
          </table:table-cell>
          <table:table-cell office:value-type="string">
            <text:p>MicroUSB_in</text:p>
          </table:table-cell>
          <table:table-cell table:number-columns-repeated="101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U4</text:p>
          </table:table-cell>
          <table:table-cell office:value-type="string">
            <text:p>TPS61200_QFN10</text:p>
          </table:table-cell>
          <table:table-cell office:value-type="float" office:value="1">
            <text:p>1</text:p>
          </table:table-cell>
          <table:table-cell office:value-type="string">
            <text:p>TPS61200</text:p>
          </table:table-cell>
          <table:table-cell table:number-columns-repeated="101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J3</text:p>
          </table:table-cell>
          <table:table-cell office:value-type="string">
            <text:p>USB_A</text:p>
          </table:table-cell>
          <table:table-cell office:value-type="float" office:value="1">
            <text:p>1</text:p>
          </table:table-cell>
          <table:table-cell office:value-type="string">
            <text:p>USB_A_out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U3</text:p>
          </table:table-cell>
          <table:table-cell office:value-type="string">
            <text:p>TPS2115_SON</text:p>
          </table:table-cell>
          <table:table-cell office:value-type="float" office:value="1">
            <text:p>1</text:p>
          </table:table-cell>
          <table:table-cell office:value-type="string">
            <text:p>TPS2115A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U5</text:p>
          </table:table-cell>
          <table:table-cell office:value-type="string">
            <text:p>MAX17040_TDFN</text:p>
          </table:table-cell>
          <table:table-cell office:value-type="float" office:value="1">
            <text:p>1</text:p>
          </table:table-cell>
          <table:table-cell office:value-type="string">
            <text:p>MAX17040</text:p>
          </table:table-cell>
          <table:table-cell table:number-columns-repeated="1013"/>
        </table:table-row>
        <table:table-row table:style-name="ro2"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J5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USB</text:p>
          </table:table-cell>
          <table:table-cell table:number-columns-repeated="1013"/>
        </table:table-row>
        <table:table-row table:style-name="ro2" table:number-rows-repeated="2"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C2,C5,C6,C9,C10,C14,C18</text:p>
          </table:table-cell>
          <table:table-cell office:value-type="string">
            <text:p>c_1206</text:p>
          </table:table-cell>
          <table:table-cell office:value-type="float" office:value="7">
            <text:p>7</text:p>
          </table:table-cell>
          <table:table-cell office:value-type="string">
            <text:p>10uF X7R</text:p>
          </table:table-cell>
          <table:table-cell table:number-columns-repeated="101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C3</text:p>
          </table:table-cell>
          <table:table-cell office:value-type="string">
            <text:p>c_1210</text:p>
          </table:table-cell>
          <table:table-cell office:value-type="float" office:value="1">
            <text:p>1</text:p>
          </table:table-cell>
          <table:table-cell office:value-type="string">
            <text:p>22uF X7R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8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J12</text:p>
          </table:table-cell>
          <table:table-cell office:value-type="string">
            <text:p>Header_3</text:p>
          </table:table-cell>
          <table:table-cell office:value-type="float" office:value="1">
            <text:p>1</text:p>
          </table:table-cell>
          <table:table-cell office:value-type="string">
            <text:p>5V_IN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23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470k</text:p>
          </table:table-cell>
          <table:table-cell table:number-columns-repeated="1013"/>
        </table:table-row>
        <table:table-row table:style-name="ro2" table:number-rows-repeated="2"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L2</text:p>
          </table:table-cell>
          <table:table-cell office:value-type="string">
            <text:p>Inductor_SMD2</text:p>
          </table:table-cell>
          <table:table-cell office:value-type="float" office:value="1">
            <text:p>1</text:p>
          </table:table-cell>
          <table:table-cell office:value-type="string">
            <text:p>2u2H,1.9A</text:p>
          </table:table-cell>
          <table:table-cell table:number-columns-repeated="1013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U2</text:p>
          </table:table-cell>
          <table:table-cell office:value-type="string">
            <text:p>TPS62163_DSG</text:p>
          </table:table-cell>
          <table:table-cell office:value-type="float" office:value="1">
            <text:p>1</text:p>
          </table:table-cell>
          <table:table-cell office:value-type="string">
            <text:p>TPS62163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J11</text:p>
          </table:table-cell>
          <table:table-cell office:value-type="string">
            <text:p>Header2x2</text:p>
          </table:table-cell>
          <table:table-cell office:value-type="float" office:value="1">
            <text:p>1</text:p>
          </table:table-cell>
          <table:table-cell office:value-type="string">
            <text:p>12V_Out</text:p>
          </table:table-cell>
          <table:table-cell table:number-columns-repeated="1013"/>
        </table:table-row>
        <table:table-row table:style-name="ro2" table:number-rows-repeated="2">
          <table:table-cell table:number-columns-repeated="1018"/>
        </table:table-row>
        <table:table-row table:style-name="ro2">
          <table:table-cell table:style-name="ce4" office:value-type="string">
            <text:p>DNP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H1,H2</text:p>
          </table:table-cell>
          <table:table-cell office:value-type="string">
            <text:p>vite_3mm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table:number-columns-repeated="1013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J3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D0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J4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TP1</text:p>
          </table:table-cell>
          <table:table-cell office:value-type="string">
            <text:p>Breakout</text:p>
          </table:table-cell>
          <table:table-cell office:value-type="float" office:value="1">
            <text:p>1</text:p>
          </table:table-cell>
          <table:table-cell office:value-type="string">
            <text:p>TP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1</text:p>
          </table:table-cell>
          <table:table-cell office:value-type="string">
            <text:p>Header_GPIO_3</text:p>
          </table:table-cell>
          <table:table-cell office:value-type="float" office:value="1">
            <text:p>1</text:p>
          </table:table-cell>
          <table:table-cell office:value-type="string">
            <text:p>RASPI_GPIO</text:p>
          </table:table-cell>
          <table:table-cell table:number-columns-repeated="101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SJ2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5V_OUT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SJ5</text:p>
          </table:table-cell>
          <table:table-cell office:value-type="string">
            <text:p>ShortLink2</text:p>
          </table:table-cell>
          <table:table-cell office:value-type="float" office:value="1">
            <text:p>1</text:p>
          </table:table-cell>
          <table:table-cell office:value-type="string">
            <text:p>STAT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SJ6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J1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BAT</text:p>
          </table:table-cell>
          <table:table-cell table:number-columns-repeated="1013"/>
        </table:table-row>
        <table:table-row table:style-name="ro2" table:number-rows-repeated="1048506">
          <table:table-cell table:number-columns-repeated="1018"/>
        </table:table-row>
        <table:table-row table:style-name="ro2">
          <table:table-cell table:number-columns-repeated="1018"/>
        </table:table-row>
        <table:named-expressions/>
      </table:table>
      <table:named-expressions>
        <table:named-expression table:name="_J29_NOTE6" table:base-cell-address="$Sheet1.$A$1" table:expression="NA()"/>
        <table:named-expression table:name="_Key1" table:base-cell-address="$Sheet1.$A$1" table:expression="NA()"/>
        <table:named-expression table:name="_L37_NOTE7" table:base-cell-address="$Sheet1.$A$1" table:expression="NA()"/>
        <table:named-expression table:name="_LOH1" table:base-cell-address="$Sheet1.$A$1" table:expression="NA()"/>
        <table:named-expression table:name="_ME2" table:base-cell-address="$Sheet1.$A$1" table:expression="NA()"/>
        <table:named-expression table:name="_Order1" table:base-cell-address="$Sheet1.$A$1" table:expression="255"/>
        <table:named-expression table:name="_Order2" table:base-cell-address="$Sheet1.$A$1" table:expression="0"/>
        <table:named-expression table:name="_Sort" table:base-cell-address="$Sheet1.$A$1" table:expression="NA()"/>
        <table:named-expression table:name="_VL40" table:base-cell-address="$Sheet1.$A$1" table:expression="NA()"/>
        <table:named-expression table:name="_VL40_1" table:base-cell-address="$Sheet1.$A$1" table:expression="NA()"/>
        <table:named-expression table:name="_xlnm.Criteria" table:base-cell-address="$Sheet1.$A$1" table:expression="NA()"/>
        <table:named-expression table:name="_xlnm.Database" table:base-cell-address="$Sheet1.$A$1" table:expression="NA()"/>
        <table:named-range table:name="_xlnm.Print_Area" table:base-cell-address="$Sheet1.$A$1" table:cell-range-address="$Sheet1.$A$10:.$M$16"/>
        <table:named-expression table:name="_xlnm.Print_Area_1" table:base-cell-address="$Sheet1.$A$1" table:expression="NA()"/>
        <table:named-expression table:name="a" table:base-cell-address="$Sheet1.$A$1" table:expression="NA()"/>
        <table:named-expression table:name="Absenteeism_rate" table:base-cell-address="$Sheet1.$A$1" table:expression="NA()"/>
        <table:named-expression table:name="Acrlyic_resin_cost" table:base-cell-address="$Sheet1.$A$1" table:expression="NA()"/>
        <table:named-expression table:name="AlertValue" table:base-cell-address="$Sheet1.$A$1" table:expression="0"/>
        <table:named-expression table:name="all" table:base-cell-address="$Sheet1.$A$1" table:expression="NA()"/>
        <table:named-expression table:name="Annual_Production_Volume" table:base-cell-address="$Sheet1.$A$1" table:expression="NA()"/>
        <table:named-expression table:name="area" table:base-cell-address="$Sheet1.$A$1" table:expression="NA()"/>
        <table:named-expression table:name="Area_Manager" table:base-cell-address="$Sheet1.$A$1" table:expression="NA()"/>
        <table:named-expression table:name="assembly_description" table:base-cell-address="$Sheet1.$A$1" table:expression="NA()"/>
        <table:named-expression table:name="assembly_equipment_cost" table:base-cell-address="$Sheet1.$A$1" table:expression="NA()"/>
        <table:named-expression table:name="assembly_equipment_cost_1" table:base-cell-address="$Sheet1.$A$1" table:expression="NA()"/>
        <table:named-expression table:name="Assembly_labor_cost" table:base-cell-address="$Sheet1.$A$1" table:expression="NA()"/>
        <table:named-expression table:name="Assembly_labor_cost_1" table:base-cell-address="$Sheet1.$A$1" table:expression="NA()"/>
        <table:named-expression table:name="assembly_oracle_revision" table:base-cell-address="$Sheet1.$A$1" table:expression="NA()"/>
        <table:named-expression table:name="assembly_part_number" table:base-cell-address="$Sheet1.$A$1" table:expression="NA()"/>
        <table:named-expression table:name="assembly_setup_cost" table:base-cell-address="$Sheet1.$A$1" table:expression="NA()"/>
        <table:named-expression table:name="assembly_setup_cost_1" table:base-cell-address="$Sheet1.$A$1" table:expression="NA()"/>
        <table:named-expression table:name="assembly_weight" table:base-cell-address="$Sheet1.$A$1" table:expression="NA()"/>
        <table:named-expression table:name="Assistant_Manager__administration" table:base-cell-address="$Sheet1.$A$1" table:expression="NA()"/>
        <table:named-expression table:name="Assistant_manager_annual_cost" table:base-cell-address="$Sheet1.$A$1" table:expression="NA()"/>
        <table:named-expression table:name="Assistant_manager_annual_cost_1" table:base-cell-address="$Sheet1.$A$1" table:expression="NA()"/>
        <table:named-expression table:name="Available_hours_per_shift_per_operator" table:base-cell-address="$Sheet1.$A$1" table:expression="NA()"/>
        <table:named-expression table:name="Available_hours_shift_per_operator" table:base-cell-address="$Sheet1.$A$1" table:expression="NA()"/>
        <table:named-expression table:name="b" table:base-cell-address="$Sheet1.$A$1" table:expression="NA()"/>
        <table:named-expression table:name="B.P." table:base-cell-address="$Sheet1.$A$1" table:expression="NA()"/>
        <table:named-expression table:name="Basic_R_D_cost_per_year" table:base-cell-address="$Sheet1.$A$1" table:expression="NA()"/>
        <table:named-expression table:name="Basic_R_D_fee" table:base-cell-address="$Sheet1.$A$1" table:expression="NA()"/>
        <table:named-expression table:name="BC6X" table:base-cell-address="$Sheet1.$A$1" table:expression="NA()"/>
        <table:named-expression table:name="Best_Buy" table:base-cell-address="$Sheet1.$A$1" table:expression="NA()"/>
        <table:named-expression table:name="Bid" table:base-cell-address="$Sheet1.$A$1" table:expression="NA()"/>
        <table:named-expression table:name="BOMtotal" table:base-cell-address="$Sheet1.$A$1" table:expression="NA()"/>
        <table:named-expression table:name="Brazing_equipment_cost" table:base-cell-address="$Sheet1.$A$1" table:expression="NA()"/>
        <table:named-expression table:name="Brazing_equipment_cost_1" table:base-cell-address="$Sheet1.$A$1" table:expression="NA()"/>
        <table:named-expression table:name="buccaneer" table:base-cell-address="$Sheet1.$A$1" table:expression="NA()"/>
        <table:named-expression table:name="Busbar_material_cost" table:base-cell-address="$Sheet1.$A$1" table:expression="NA()"/>
        <table:named-expression table:name="Busbar_total_materials_costs" table:base-cell-address="$Sheet1.$A$1" table:expression="NA()"/>
        <table:named-expression table:name="Bussbar_material_cost_total" table:base-cell-address="$Sheet1.$A$1" table:expression="NA()"/>
        <table:named-expression table:name="cancel" table:base-cell-address="$Sheet1.$A$1" table:expression="NA()"/>
        <table:named-expression table:name="cancel_1" table:base-cell-address="$Sheet1.$A$1" table:expression="NA()"/>
        <table:named-expression table:name="Central_administration_costs_per_year" table:base-cell-address="$Sheet1.$A$1" table:expression="NA()"/>
        <table:named-expression table:name="Central_administration_fee" table:base-cell-address="$Sheet1.$A$1" table:expression="NA()"/>
        <table:named-expression table:name="Central_administration_fee_1" table:base-cell-address="$Sheet1.$A$1" table:expression="NA()"/>
        <table:named-expression table:name="Chopsaw_equip_cost" table:base-cell-address="$Sheet1.$A$1" table:expression="NA()"/>
        <table:named-expression table:name="Chopsaw_equip_cost_1" table:base-cell-address="$Sheet1.$A$1" table:expression="NA()"/>
        <table:named-expression table:name="Circuit_City" table:base-cell-address="$Sheet1.$A$1" table:expression="NA()"/>
        <table:named-expression table:name="cleansheet_owner_name" table:base-cell-address="$Sheet1.$A$1" table:expression="NA()"/>
        <table:named-expression table:name="cleansheet_revision" table:base-cell-address="$Sheet1.$A$1" table:expression="NA()"/>
        <table:named-expression table:name="Cleansheet_title" table:base-cell-address="$Sheet1.$A$1" table:expression="NA()"/>
        <table:named-expression table:name="cleansheet_type" table:base-cell-address="$Sheet1.$A$1" table:expression="NA()"/>
        <table:named-expression table:name="clip_fixture_equip_cost" table:base-cell-address="$Sheet1.$A$1" table:expression="NA()"/>
        <table:named-expression table:name="clip_fixture_equip_cost_1" table:base-cell-address="$Sheet1.$A$1" table:expression="NA()"/>
        <table:named-expression table:name="clipshooter_equipment_cost" table:base-cell-address="$Sheet1.$A$1" table:expression="NA()"/>
        <table:named-expression table:name="clipshooter_equipment_cost_1" table:base-cell-address="$Sheet1.$A$1" table:expression="NA()"/>
        <table:named-expression table:name="clipshooter_time" table:base-cell-address="$Sheet1.$A$1" table:expression="NA()"/>
        <table:named-expression table:name="clipshooter_time_1" table:base-cell-address="$Sheet1.$A$1" table:expression="NA()"/>
        <table:named-expression table:name="ColumnMatch" table:base-cell-address="$Sheet1.$A$1" table:expression="NA()"/>
        <table:named-expression table:name="CompUSA" table:base-cell-address="$Sheet1.$A$1" table:expression="NA()"/>
        <table:named-expression table:name="cost" table:base-cell-address="$Sheet1.$A$1" table:expression="NA()"/>
        <table:named-expression table:name="Costco" table:base-cell-address="$Sheet1.$A$1" table:expression="NA()"/>
        <table:named-expression table:name="Costed_BOM_cost" table:base-cell-address="$Sheet1.$A$1" table:expression="NA()"/>
        <table:named-expression table:name="CRAte" table:base-cell-address="$Sheet1.$A$1" table:expression="NA()"/>
        <table:named-expression table:name="CS_Burden_total" table:base-cell-address="$Sheet1.$A$1" table:expression="NA()"/>
        <table:named-expression table:name="CS_Labor_total" table:base-cell-address="$Sheet1.$A$1" table:expression="NA()"/>
        <table:named-expression table:name="CS_MRO_total" table:base-cell-address="$Sheet1.$A$1" table:expression="NA()"/>
        <table:named-expression table:name="CS_RDE_total" table:base-cell-address="$Sheet1.$A$1" table:expression="NA()"/>
        <table:named-expression table:name="CS_scrap_total" table:base-cell-address="$Sheet1.$A$1" table:expression="NA()"/>
        <table:named-expression table:name="CS_sga_total" table:base-cell-address="$Sheet1.$A$1" table:expression="NA()"/>
        <table:named-expression table:name="CS_trans_total" table:base-cell-address="$Sheet1.$A$1" table:expression="NA()"/>
        <table:named-expression table:name="CS_Warranty_total" table:base-cell-address="$Sheet1.$A$1" table:expression="NA()"/>
        <table:named-expression table:name="Daily_production" table:base-cell-address="$Sheet1.$A$1" table:expression="NA()"/>
        <table:named-expression table:name="DBMatch" table:base-cell-address="$Sheet1.$A$1" table:expression="&quot;#n&quot;/a"/>
        <table:named-expression table:name="debur_equip_cost" table:base-cell-address="$Sheet1.$A$1" table:expression="NA()"/>
        <table:named-expression table:name="debur_equip_cost_1" table:base-cell-address="$Sheet1.$A$1" table:expression="NA()"/>
        <table:named-expression table:name="Defective_material_rate" table:base-cell-address="$Sheet1.$A$1" table:expression="NA()"/>
        <table:named-expression table:name="Defective_material_rate__PPM" table:base-cell-address="$Sheet1.$A$1" table:expression="NA()"/>
        <table:named-expression table:name="Defective_material_rate__PPM_1" table:base-cell-address="$Sheet1.$A$1" table:expression="NA()"/>
        <table:named-expression table:name="Defective_materials_cost_month" table:base-cell-address="$Sheet1.$A$1" table:expression="NA()"/>
        <table:named-expression table:name="Defective_materials_cost_per_year" table:base-cell-address="$Sheet1.$A$1" table:expression="NA()"/>
        <table:named-expression table:name="Depop" table:base-cell-address="$Sheet1.$A$1" table:expression="NA()"/>
        <table:named-expression table:name="Depop_Rate" table:base-cell-address="$Sheet1.$A$1" table:expression="NA()"/>
        <table:named-expression table:name="Depop1" table:base-cell-address="$Sheet1.$A$1" table:expression="NA()"/>
        <table:named-expression table:name="des" table:base-cell-address="$Sheet1.$A$1" table:expression="NA()"/>
        <table:named-expression table:name="DescriptionAgile" table:base-cell-address="$Sheet1.$A$1" table:expression="NA()"/>
        <table:named-expression table:name="Design_and_Production_Engineers" table:base-cell-address="$Sheet1.$A$1" table:expression="NA()"/>
        <table:named-expression table:name="Desired_max_WiP_level__hours" table:base-cell-address="$Sheet1.$A$1" table:expression="NA()"/>
        <table:named-expression table:name="direct_assembly_labor_content" table:base-cell-address="$Sheet1.$A$1" table:expression="NA()"/>
        <table:named-expression table:name="direct_labor" table:base-cell-address="$Sheet1.$A$1" table:expression="NA()"/>
        <table:named-expression table:name="Direct_labor_content" table:base-cell-address="$Sheet1.$A$1" table:expression="NA()"/>
        <table:named-expression table:name="Direct_labor_content_1" table:base-cell-address="$Sheet1.$A$1" table:expression="NA()"/>
        <table:named-expression table:name="Dunnage" table:base-cell-address="$Sheet1.$A$1" table:expression="NA()"/>
        <table:named-expression table:name="Dunnage_expense_per_year" table:base-cell-address="$Sheet1.$A$1" table:expression="NA()"/>
        <table:named-expression table:name="Eclipse" table:base-cell-address="$Sheet1.$A$1" table:expression="NA()"/>
        <table:named-expression table:name="Effective_development_amortization_period" table:base-cell-address="$Sheet1.$A$1" table:expression="NA()"/>
        <table:named-expression table:name="Effective_development_amortization_period_1" table:base-cell-address="$Sheet1.$A$1" table:expression="NA()"/>
        <table:named-expression table:name="electronic" table:base-cell-address="$Sheet1.$A$1" table:expression="NA()"/>
        <table:named-expression table:name="Electronics_Boutique" table:base-cell-address="$Sheet1.$A$1" table:expression="NA()"/>
        <table:named-expression table:name="EPO_assembly_labor" table:base-cell-address="$Sheet1.$A$1" table:expression="NA()"/>
        <table:named-expression table:name="EPO_Equipment" table:base-cell-address="$Sheet1.$A$1" table:expression="NA()"/>
        <table:named-expression table:name="EPO_machine_labor" table:base-cell-address="$Sheet1.$A$1" table:expression="NA()"/>
        <table:named-expression table:name="EPO_Material_Costs" table:base-cell-address="$Sheet1.$A$1" table:expression="NA()"/>
        <table:named-expression table:name="EPO_Purchased_Parts" table:base-cell-address="$Sheet1.$A$1" table:expression="NA()"/>
        <table:named-expression table:name="equipment_cost" table:base-cell-address="$Sheet1.$A$1" table:expression="NA()"/>
        <table:named-expression table:name="Equipment_expense_per_year" table:base-cell-address="$Sheet1.$A$1" table:expression="NA()"/>
        <table:named-expression table:name="EQUIPtotal" table:base-cell-address="$Sheet1.$A$1" table:expression="NA()"/>
        <table:named-expression table:name="EQUIPtotal_1" table:base-cell-address="$Sheet1.$A$1" table:expression="NA()"/>
        <table:named-expression table:name="EXCHANGE_RATE" table:base-cell-address="$Sheet1.$A$1" table:expression="NA()"/>
        <table:named-expression table:name="Extract_Detail_Data" table:base-cell-address="$Sheet1.$A$1" table:expression=""/>
        <table:named-expression table:name="f" table:base-cell-address="$Sheet1.$A$1" table:expression="NA()"/>
        <table:named-expression table:name="final_assembly_skilled" table:base-cell-address="$Sheet1.$A$1" table:expression="NA()"/>
        <table:named-expression table:name="final_assembly_standard" table:base-cell-address="$Sheet1.$A$1" table:expression="NA()"/>
        <table:named-expression table:name="Final_Assy_Machine_Cost" table:base-cell-address="$Sheet1.$A$1" table:expression="NA()"/>
        <table:named-expression table:name="First_time_yield_rate" table:base-cell-address="$Sheet1.$A$1" table:expression="NA()"/>
        <table:named-expression table:name="Floor_space_annual_cost" table:base-cell-address="$Sheet1.$A$1" table:expression="NA()"/>
        <table:named-expression table:name="Floor_space_required" table:base-cell-address="$Sheet1.$A$1" table:expression="NA()"/>
        <table:named-expression table:name="forming_equip_cost" table:base-cell-address="$Sheet1.$A$1" table:expression="NA()"/>
        <table:named-expression table:name="forming_equip_cost_1" table:base-cell-address="$Sheet1.$A$1" table:expression="NA()"/>
        <table:named-expression table:name="Fully_loaded_cost_of_material_handling_labor" table:base-cell-address="$Sheet1.$A$1" table:expression="NA()"/>
        <table:named-expression table:name="Fully_loaded_cost_of_material_handling_labor_1" table:base-cell-address="$Sheet1.$A$1" table:expression="NA()"/>
        <table:named-expression table:name="Fully_loaded_cost_of_skilled_trades___QA_labor" table:base-cell-address="$Sheet1.$A$1" table:expression="NA()"/>
        <table:named-expression table:name="Fully_loaded_cost_of_skilled_trades___QA_labor_1" table:base-cell-address="$Sheet1.$A$1" table:expression="NA()"/>
        <table:named-expression table:name="Fully_loaded_cost_of_standard_labor" table:base-cell-address="$Sheet1.$A$1" table:expression="NA()"/>
        <table:named-expression table:name="Fully_loaded_cost_of_standard_labor_1" table:base-cell-address="$Sheet1.$A$1" table:expression="NA()"/>
        <table:named-expression table:name="FullyLoaded" table:base-cell-address="$Sheet1.$A$1" table:expression="NA()"/>
        <table:named-expression table:name="Gamecrazy" table:base-cell-address="$Sheet1.$A$1" table:expression="NA()"/>
        <table:named-expression table:name="GameStop" table:base-cell-address="$Sheet1.$A$1" table:expression="NA()"/>
        <table:named-expression table:name="general" table:base-cell-address="$Sheet1.$A$1" table:expression="NA()"/>
        <table:named-expression table:name="Grand_Total" table:base-cell-address="$Sheet1.$A$1" table:expression="NA()"/>
        <table:named-expression table:name="Grand_Total_1" table:base-cell-address="$Sheet1.$A$1" table:expression="NA()"/>
        <table:named-expression table:name="hardware_equip_cost" table:base-cell-address="$Sheet1.$A$1" table:expression="NA()"/>
        <table:named-expression table:name="hardware_equip_cost_1" table:base-cell-address="$Sheet1.$A$1" table:expression="NA()"/>
        <table:named-expression table:name="hardware_time" table:base-cell-address="$Sheet1.$A$1" table:expression="NA()"/>
        <table:named-expression table:name="HGAENG" table:base-cell-address="$Sheet1.$A$1" table:expression="NA()"/>
        <table:named-expression table:name="HK_rate" table:base-cell-address="$Sheet1.$A$1" table:expression="NA()"/>
        <table:named-expression table:name="HKRate" table:base-cell-address="$Sheet1.$A$1" table:expression="NA()"/>
        <table:named-expression table:name="Hourly_Operators_per_Zone_supervisor" table:base-cell-address="$Sheet1.$A$1" table:expression="NA()"/>
        <table:named-expression table:name="Hourly_Operators_per_Zone_supervisor_1" table:base-cell-address="$Sheet1.$A$1" table:expression="NA()"/>
        <table:named-expression table:name="Hours_of_production_per_shift" table:base-cell-address="$Sheet1.$A$1" table:expression="NA()"/>
        <table:named-expression table:name="Inbound_freight_expense" table:base-cell-address="$Sheet1.$A$1" table:expression="NA()"/>
        <table:named-expression table:name="Inbound_freight_expense_1" table:base-cell-address="$Sheet1.$A$1" table:expression="NA()"/>
        <table:named-expression table:name="Initial_sales_and_administration_costs" table:base-cell-address="$Sheet1.$A$1" table:expression="NA()"/>
        <table:named-expression table:name="Initial_sales_and_administration_costs_1" table:base-cell-address="$Sheet1.$A$1" table:expression="NA()"/>
        <table:named-expression table:name="ink_screenprint_equip_cost" table:base-cell-address="$Sheet1.$A$1" table:expression="NA()"/>
        <table:named-expression table:name="ink_screenprint_equip_cost_1" table:base-cell-address="$Sheet1.$A$1" table:expression="NA()"/>
        <table:named-expression table:name="Inventory_Expense" table:base-cell-address="$Sheet1.$A$1" table:expression="NA()"/>
        <table:named-expression table:name="Jsum" table:base-cell-address="$Sheet1.$A$1" table:expression=""/>
        <table:named-expression table:name="KB_Toys" table:base-cell-address="$Sheet1.$A$1" table:expression="NA()"/>
        <table:named-expression table:name="Kmart" table:base-cell-address="$Sheet1.$A$1" table:expression="NA()"/>
        <table:named-expression table:name="LaborContent" table:base-cell-address="$Sheet1.$A$1" table:expression="NA()"/>
        <table:named-expression table:name="LaborContent_1" table:base-cell-address="$Sheet1.$A$1" table:expression="NA()"/>
        <table:named-expression table:name="LOH" table:base-cell-address="$Sheet1.$A$1" table:expression="NA()"/>
        <table:named-expression table:name="machine_time" table:base-cell-address="$Sheet1.$A$1" table:expression="NA()"/>
        <table:named-expression table:name="MachineTime" table:base-cell-address="$Sheet1.$A$1" table:expression="NA()"/>
        <table:named-expression table:name="MachineTime_1" table:base-cell-address="$Sheet1.$A$1" table:expression="NA()"/>
        <table:named-expression table:name="Machining_Labor_Content" table:base-cell-address="$Sheet1.$A$1" table:expression="NA()"/>
        <table:named-expression table:name="Maintenance_Engineer" table:base-cell-address="$Sheet1.$A$1" table:expression="NA()"/>
        <table:named-expression table:name="Maintenance_personnel_shift" table:base-cell-address="$Sheet1.$A$1" table:expression="NA()"/>
        <table:named-expression table:name="Maintenance_personnel_shift_1" table:base-cell-address="$Sheet1.$A$1" table:expression="NA()"/>
        <table:named-expression table:name="Manager__administration" table:base-cell-address="$Sheet1.$A$1" table:expression="NA()"/>
        <table:named-expression table:name="Manager__administration_1" table:base-cell-address="$Sheet1.$A$1" table:expression="NA()"/>
        <table:named-expression table:name="Manager_annual_cost" table:base-cell-address="$Sheet1.$A$1" table:expression="NA()"/>
        <table:named-expression table:name="Manager_annual_cost_1" table:base-cell-address="$Sheet1.$A$1" table:expression="NA()"/>
        <table:named-expression table:name="manpower" table:base-cell-address="$Sheet1.$A$1" table:expression="NA()"/>
        <table:named-expression table:name="manufacturer_location" table:base-cell-address="$Sheet1.$A$1" table:expression="NA()"/>
        <table:named-expression table:name="manufacturer_name" table:base-cell-address="$Sheet1.$A$1" table:expression="NA()"/>
        <table:named-expression table:name="MatCost" table:base-cell-address="$Sheet1.$A$1" table:expression="NA()"/>
        <table:named-expression table:name="Material" table:base-cell-address="$Sheet1.$A$1" table:expression="NA()"/>
        <table:named-expression table:name="Material_planning_and_scheduling" table:base-cell-address="$Sheet1.$A$1" table:expression="NA()"/>
        <table:named-expression table:name="materialcost" table:base-cell-address="$Sheet1.$A$1" table:expression=""/>
        <table:named-expression table:name="materialname" table:base-cell-address="$Sheet1.$A$1" table:expression=""/>
        <table:named-expression table:name="materialprofit" table:base-cell-address="$Sheet1.$A$1" table:expression=""/>
        <table:named-expression table:name="materialsga" table:base-cell-address="$Sheet1.$A$1" table:expression=""/>
        <table:named-expression table:name="Mav" table:base-cell-address="$Sheet1.$A$1" table:expression="NA()"/>
        <table:named-expression table:name="Mav_1" table:base-cell-address="$Sheet1.$A$1" table:expression="NA()"/>
        <table:named-expression table:name="ME_0829" table:base-cell-address="$Sheet1.$A$1" table:expression="NA()"/>
        <table:named-expression table:name="Meijer" table:base-cell-address="$Sheet1.$A$1" table:expression="NA()"/>
        <table:named-expression table:name="Mget" table:base-cell-address="$Sheet1.$A$1" table:expression=""/>
        <table:named-expression table:name="Mmth" table:base-cell-address="$Sheet1.$A$1" table:expression="NA()"/>
        <table:named-expression table:name="Musicland" table:base-cell-address="$Sheet1.$A$1" table:expression="NA()"/>
        <table:named-expression table:name="NAME" table:base-cell-address="$Sheet1.$A$1" table:expression="NA()"/>
        <table:named-expression table:name="NEWBOM" table:base-cell-address="$Sheet1.$A$1" table:expression="NA()"/>
        <table:named-expression table:name="NTD_rate" table:base-cell-address="$Sheet1.$A$1" table:expression="NA()"/>
        <table:named-expression table:name="Number_of_Area_Managers_per_shift" table:base-cell-address="$Sheet1.$A$1" table:expression="NA()"/>
        <table:named-expression table:name="Number_of_Area_Managers_per_shift_1" table:base-cell-address="$Sheet1.$A$1" table:expression="NA()"/>
        <table:named-expression table:name="Number_of_assistant_managers" table:base-cell-address="$Sheet1.$A$1" table:expression="NA()"/>
        <table:named-expression table:name="Number_of_assistant_managers_1" table:base-cell-address="$Sheet1.$A$1" table:expression="NA()"/>
        <table:named-expression table:name="Number_of_delivery_points" table:base-cell-address="$Sheet1.$A$1" table:expression="NA()"/>
        <table:named-expression table:name="Number_of_Design_and_Production_Engineers" table:base-cell-address="$Sheet1.$A$1" table:expression="NA()"/>
        <table:named-expression table:name="Number_of_load_cycles_per_truck" table:base-cell-address="$Sheet1.$A$1" table:expression="NA()"/>
        <table:named-expression table:name="Number_of_managers" table:base-cell-address="$Sheet1.$A$1" table:expression="NA()"/>
        <table:named-expression table:name="Number_of_managers_1" table:base-cell-address="$Sheet1.$A$1" table:expression="NA()"/>
        <table:named-expression table:name="Number_of_material_handlers_required" table:base-cell-address="$Sheet1.$A$1" table:expression="NA()"/>
        <table:named-expression table:name="Number_of_material_handlers_required_1" table:base-cell-address="$Sheet1.$A$1" table:expression="NA()"/>
        <table:named-expression table:name="Number_of_MPS_per_shift" table:base-cell-address="$Sheet1.$A$1" table:expression="NA()"/>
        <table:named-expression table:name="Number_of_MPS_per_shift_1" table:base-cell-address="$Sheet1.$A$1" table:expression="NA()"/>
        <table:named-expression table:name="Number_of_plant_managers" table:base-cell-address="$Sheet1.$A$1" table:expression="NA()"/>
        <table:named-expression table:name="Number_of_Production_supervisors_per_shift" table:base-cell-address="$Sheet1.$A$1" table:expression="NA()"/>
        <table:named-expression table:name="Number_of_Production_supervisors_per_shift_1" table:base-cell-address="$Sheet1.$A$1" table:expression="NA()"/>
        <table:named-expression table:name="Number_of_QC_personnel_required" table:base-cell-address="$Sheet1.$A$1" table:expression="NA()"/>
        <table:named-expression table:name="Number_of_receiving_laborers_required" table:base-cell-address="$Sheet1.$A$1" table:expression="NA()"/>
        <table:named-expression table:name="Number_of_reworkers_required_per_shift" table:base-cell-address="$Sheet1.$A$1" table:expression="NA()"/>
        <table:named-expression table:name="Number_of_shipping_laborers_required" table:base-cell-address="$Sheet1.$A$1" table:expression="NA()"/>
        <table:named-expression table:name="Number_of_Specialists_and_Buyers" table:base-cell-address="$Sheet1.$A$1" table:expression="NA()"/>
        <table:named-expression table:name="Number_of_stations_requiring_QC_checks" table:base-cell-address="$Sheet1.$A$1" table:expression="NA()"/>
        <table:named-expression table:name="Number_of_Superintendents_per_shift" table:base-cell-address="$Sheet1.$A$1" table:expression="NA()"/>
        <table:named-expression table:name="Number_of_Superintendents_per_shift_1" table:base-cell-address="$Sheet1.$A$1" table:expression="NA()"/>
        <table:named-expression table:name="Number_of_unload_cycles_per_truck" table:base-cell-address="$Sheet1.$A$1" table:expression="NA()"/>
        <table:named-expression table:name="Number_of_Zone_supervisors_per_shift" table:base-cell-address="$Sheet1.$A$1" table:expression="NA()"/>
        <table:named-expression table:name="Number_of_Zone_supervisors_per_shift_1" table:base-cell-address="$Sheet1.$A$1" table:expression="NA()"/>
        <table:named-expression table:name="NvsASD" table:base-cell-address="$Sheet1.$A$1" table:expression="&quot;V2001-11-04&quot;"/>
        <table:named-expression table:name="NvsAutoDrillOk" table:base-cell-address="$Sheet1.$A$1" table:expression="&quot;VN&quot;"/>
        <table:named-expression table:name="NvsElapsedTime" table:base-cell-address="$Sheet1.$A$1" table:expression="0.0000599537015659735"/>
        <table:named-expression table:name="NvsEndTime" table:base-cell-address="$Sheet1.$A$1" table:expression="37200.6158005787"/>
        <table:named-expression table:name="NvsInstSpec" table:base-cell-address="$Sheet1.$A$1" table:expression="&quot;%,LACTUALS,SPER,FBUSINESS_UNIT,VRRT2,FACCOUNT,V732000&quot;"/>
        <table:named-expression table:name="NvsLayoutType" table:base-cell-address="$Sheet1.$A$1" table:expression="&quot;M3&quot;"/>
        <table:named-expression table:name="NvsNplSpec" table:base-cell-address="$Sheet1.$A$1" table:expression="&quot;%,XZF.ACCOUNT.PSDetail&quot;"/>
        <table:named-expression table:name="NvsPanelEffdt" table:base-cell-address="$Sheet1.$A$1" table:expression="&quot;V1995-01-01&quot;"/>
        <table:named-expression table:name="NvsPanelSetid" table:base-cell-address="$Sheet1.$A$1" table:expression="&quot;VMFG&quot;"/>
        <table:named-expression table:name="NvsParentRef" table:base-cell-address="$Sheet1.$A$1" table:expression=""/>
        <table:named-expression table:name="NvsReqBU" table:base-cell-address="$Sheet1.$A$1" table:expression="&quot;VRRT2&quot;"/>
        <table:named-expression table:name="NvsReqBUOnly" table:base-cell-address="$Sheet1.$A$1" table:expression="&quot;VY&quot;"/>
        <table:named-expression table:name="NvsTransLed" table:base-cell-address="$Sheet1.$A$1" table:expression="&quot;VN&quot;"/>
        <table:named-expression table:name="NvsTreeASD" table:base-cell-address="$Sheet1.$A$1" table:expression="&quot;V2001-11-04&quot;"/>
        <table:named-expression table:name="NvsValTbl.DEPTID" table:base-cell-address="$Sheet1.$A$1" table:expression="&quot;DEPT_DEPTSET_VW&quot;"/>
        <table:named-expression table:name="OEE" table:base-cell-address="$Sheet1.$A$1" table:expression="NA()"/>
        <table:named-expression table:name="OEE_1" table:base-cell-address="$Sheet1.$A$1" table:expression="NA()"/>
        <table:named-expression table:name="Office_equipment__initial_cost" table:base-cell-address="$Sheet1.$A$1" table:expression="NA()"/>
        <table:named-expression table:name="Office_floor_space" table:base-cell-address="$Sheet1.$A$1" table:expression="NA()"/>
        <table:named-expression table:name="Office_supplies__phone_and_other_expenses_per_year" table:base-cell-address="$Sheet1.$A$1" table:expression="NA()"/>
        <table:named-expression table:name="Office_utilites_per_year" table:base-cell-address="$Sheet1.$A$1" table:expression="NA()"/>
        <table:named-expression table:name="Operating_supplies_expense_per_year" table:base-cell-address="$Sheet1.$A$1" table:expression="NA()"/>
        <table:named-expression table:name="Opportunity_cost_of_capital" table:base-cell-address="$Sheet1.$A$1" table:expression="NA()"/>
        <table:named-expression table:name="ORATE" table:base-cell-address="$Sheet1.$A$1" table:expression="NA()"/>
        <table:named-expression table:name="Original_Cap_Rate" table:base-cell-address="$Sheet1.$A$1" table:expression="NA()"/>
        <table:named-expression table:name="Other_Purchased_Items" table:base-cell-address="$Sheet1.$A$1" table:expression="NA()"/>
        <table:named-expression table:name="Other_Purchased_Items_1" table:base-cell-address="$Sheet1.$A$1" table:expression="NA()"/>
        <table:named-expression table:name="Outbound_freight_expense" table:base-cell-address="$Sheet1.$A$1" table:expression="NA()"/>
        <table:named-expression table:name="Outbound_freight_expense_1" table:base-cell-address="$Sheet1.$A$1" table:expression="NA()"/>
        <table:named-expression table:name="Packaging_weight_factor" table:base-cell-address="$Sheet1.$A$1" table:expression="NA()"/>
        <table:named-expression table:name="painttype" table:base-cell-address="$Sheet1.$A$1" table:expression=""/>
        <table:named-expression table:name="pas" table:base-cell-address="$Sheet1.$A$1" table:expression="NA()"/>
        <table:named-expression table:name="PCABS_material_cost" table:base-cell-address="$Sheet1.$A$1" table:expression="NA()"/>
        <table:named-expression table:name="Perishable_tooling_expense_per_year" table:base-cell-address="$Sheet1.$A$1" table:expression="NA()"/>
        <table:named-expression table:name="Perishable_tooling_expense_per_year_1" table:base-cell-address="$Sheet1.$A$1" table:expression="NA()"/>
        <table:named-expression table:name="PerishableTooling" table:base-cell-address="$Sheet1.$A$1" table:expression="NA()"/>
        <table:named-expression table:name="PerishableTooling_1" table:base-cell-address="$Sheet1.$A$1" table:expression="NA()"/>
        <table:named-expression table:name="Pioneer" table:base-cell-address="$Sheet1.$A$1" table:expression="NA()"/>
        <table:named-expression table:name="Pioneer_1" table:base-cell-address="$Sheet1.$A$1" table:expression="NA()"/>
        <table:named-expression table:name="Planer_equip_cost" table:base-cell-address="$Sheet1.$A$1" table:expression="NA()"/>
        <table:named-expression table:name="Planer_equip_cost_1" table:base-cell-address="$Sheet1.$A$1" table:expression="NA()"/>
        <table:named-expression table:name="Plant_floor_space_lease_rate_per_year" table:base-cell-address="$Sheet1.$A$1" table:expression="NA()"/>
        <table:named-expression table:name="Plant_Manager__administration" table:base-cell-address="$Sheet1.$A$1" table:expression="NA()"/>
        <table:named-expression table:name="Plant_manager_annual_cost" table:base-cell-address="$Sheet1.$A$1" table:expression="NA()"/>
        <table:named-expression table:name="Plant_manager_annual_cost_1" table:base-cell-address="$Sheet1.$A$1" table:expression="NA()"/>
        <table:named-expression table:name="plastic_equipment_burden" table:base-cell-address="$Sheet1.$A$1" table:expression="NA()"/>
        <table:named-expression table:name="plastic_material_cost" table:base-cell-address="$Sheet1.$A$1" table:expression="NA()"/>
        <table:named-expression table:name="Plastic_part_machine_labor" table:base-cell-address="$Sheet1.$A$1" table:expression="NA()"/>
        <table:named-expression table:name="plastic_purchased_material" table:base-cell-address="$Sheet1.$A$1" table:expression="NA()"/>
        <table:named-expression table:name="plastic_scrap_percentage" table:base-cell-address="$Sheet1.$A$1" table:expression="NA()"/>
        <table:named-expression table:name="Plastic_sub_cost" table:base-cell-address="$Sheet1.$A$1" table:expression="NA()"/>
        <table:named-expression table:name="Plastic_sub_cost_1" table:base-cell-address="$Sheet1.$A$1" table:expression="NA()"/>
        <table:named-expression table:name="plating_cost" table:base-cell-address="$Sheet1.$A$1" table:expression="NA()"/>
        <table:named-expression table:name="plating_cost_1" table:base-cell-address="$Sheet1.$A$1" table:expression="NA()"/>
        <table:named-expression table:name="Plating_material_cost_total" table:base-cell-address="$Sheet1.$A$1" table:expression="NA()"/>
        <table:named-expression table:name="powder_coat_cost" table:base-cell-address="$Sheet1.$A$1" table:expression="NA()"/>
        <table:named-expression table:name="Powder_coating_material_cost_total" table:base-cell-address="$Sheet1.$A$1" table:expression="NA()"/>
        <table:named-expression table:name="press_break_burden_cost" table:base-cell-address="$Sheet1.$A$1" table:expression="NA()"/>
        <table:named-expression table:name="press_break_burden_cost_1" table:base-cell-address="$Sheet1.$A$1" table:expression="NA()"/>
        <table:named-expression table:name="pressbreak_time" table:base-cell-address="$Sheet1.$A$1" table:expression="NA()"/>
        <table:named-expression table:name="pressbreak_time_two" table:base-cell-address="$Sheet1.$A$1" table:expression="NA()"/>
        <table:named-expression table:name="price" table:base-cell-address="$Sheet1.$A$1" table:expression="NA()"/>
        <table:named-range table:name="Excel_BuiltIn_Print_Area" table:base-cell-address="$Sheet1.$A$1" table:cell-range-address="$Sheet1.$A$10:.$M$16" table:range-usable-as="print-range"/>
        <table:named-expression table:name="Print_Area_MI" table:base-cell-address="$Sheet1.$A$1" table:expression="NA()"/>
        <table:named-expression table:name="Print_Area_MI_1" table:base-cell-address="$Sheet1.$A$1" table:expression="NA()"/>
        <table:named-expression table:name="Probability" table:base-cell-address="$Sheet1.$A$1" table:expression="NA()"/>
        <table:named-expression table:name="Product_life" table:base-cell-address="$Sheet1.$A$1" table:expression="NA()"/>
        <table:named-expression table:name="Production_per_shift" table:base-cell-address="$Sheet1.$A$1" table:expression="NA()"/>
        <table:named-expression table:name="Production_seconds_per_shift" table:base-cell-address="$Sheet1.$A$1" table:expression="NA()"/>
        <table:named-expression table:name="Production_Supervisor" table:base-cell-address="$Sheet1.$A$1" table:expression="NA()"/>
        <table:named-expression table:name="Profit_per_part" table:base-cell-address="$Sheet1.$A$1" table:expression="NA()"/>
        <table:named-expression table:name="Punch_burden_cost" table:base-cell-address="$Sheet1.$A$1" table:expression="NA()"/>
        <table:named-expression table:name="Punch_burden_cost_1" table:base-cell-address="$Sheet1.$A$1" table:expression="NA()"/>
        <table:named-expression table:name="punch_tim" table:base-cell-address="$Sheet1.$A$1" table:expression="NA()"/>
        <table:named-expression table:name="punch_time_two" table:base-cell-address="$Sheet1.$A$1" table:expression="NA()"/>
        <table:named-expression table:name="Purchased_parts_final_assy" table:base-cell-address="$Sheet1.$A$1" table:expression="NA()"/>
        <table:named-expression table:name="q" table:base-cell-address="$Sheet1.$A$1" table:expression="NA()"/>
        <table:named-expression table:name="qt" table:base-cell-address="$Sheet1.$A$1" table:expression="NA()"/>
        <table:named-expression table:name="qty" table:base-cell-address="$Sheet1.$A$1" table:expression="NA()"/>
        <table:named-expression table:name="qwe" table:base-cell-address="$Sheet1.$A$1" table:expression="NA()"/>
        <table:named-expression table:name="qwe_1" table:base-cell-address="$Sheet1.$A$1" table:expression="NA()"/>
        <table:named-expression table:name="rampup" table:base-cell-address="$Sheet1.$A$1" table:expression="NA()"/>
        <table:named-expression table:name="Rat" table:base-cell-address="$Sheet1.$A$1" table:expression="NA()"/>
        <table:named-expression table:name="Rat_1" table:base-cell-address="$Sheet1.$A$1" table:expression="NA()"/>
        <table:named-expression table:name="Rate" table:base-cell-address="$Sheet1.$A$1" table:expression="NA()"/>
        <table:named-expression table:name="Rate__USD" table:base-cell-address="$Sheet1.$A$1" table:expression="NA()"/>
        <table:named-expression table:name="rate_1" table:base-cell-address="$Sheet1.$A$1" table:expression="NA()"/>
        <table:named-expression table:name="Rate1" table:base-cell-address="$Sheet1.$A$1" table:expression="NA()"/>
        <table:named-expression table:name="Rates" table:base-cell-address="$Sheet1.$A$1" table:expression="NA()"/>
        <table:named-expression table:name="Raw_material_cost_total" table:base-cell-address="$Sheet1.$A$1" table:expression="NA()"/>
        <table:named-expression table:name="RDEtotal" table:base-cell-address="$Sheet1.$A$1" table:expression="NA()"/>
        <table:named-expression table:name="rear_door_assembly" table:base-cell-address="$Sheet1.$A$1" table:expression="NA()"/>
        <table:named-expression table:name="rear_door_assembly_1" table:base-cell-address="$Sheet1.$A$1" table:expression="NA()"/>
        <table:named-expression table:name="Recall__risk" table:base-cell-address="$Sheet1.$A$1" table:expression="NA()"/>
        <table:named-expression table:name="Req_Number_Machining" table:base-cell-address="$Sheet1.$A$1" table:expression="NA()"/>
        <table:named-expression table:name="Req_Number_Machining_Operators" table:base-cell-address="$Sheet1.$A$1" table:expression="NA()"/>
        <table:named-expression table:name="Required_labor_hours" table:base-cell-address="$Sheet1.$A$1" table:expression="NA()"/>
        <table:named-expression table:name="Required_labor_hours_1" table:base-cell-address="$Sheet1.$A$1" table:expression="NA()"/>
        <table:named-expression table:name="Required_number_of_operators_per_shift" table:base-cell-address="$Sheet1.$A$1" table:expression="NA()"/>
        <table:named-expression table:name="Required_number_of_operators_per_shift_1" table:base-cell-address="$Sheet1.$A$1" table:expression="NA()"/>
        <table:named-expression table:name="Rework_time_required_per_scrap_unit" table:base-cell-address="$Sheet1.$A$1" table:expression="NA()"/>
        <table:named-expression table:name="rr" table:base-cell-address="$Sheet1.$A$1" table:expression="NA()"/>
        <table:named-expression table:name="RTAE" table:base-cell-address="$Sheet1.$A$1" table:expression="NA()"/>
        <table:named-expression table:name="RTAE_1" table:base-cell-address="$Sheet1.$A$1" table:expression="NA()"/>
        <table:named-expression table:name="Safari" table:base-cell-address="$Sheet1.$A$1" table:expression="NA()"/>
        <table:named-expression table:name="Safety_stock_level__hours" table:base-cell-address="$Sheet1.$A$1" table:expression="NA()"/>
        <table:named-expression table:name="Safety_stock_level__hours_1" table:base-cell-address="$Sheet1.$A$1" table:expression="NA()"/>
        <table:named-expression table:name="SalaryAdjust" table:base-cell-address="$Sheet1.$A$1" table:expression="NA()"/>
        <table:named-expression table:name="Sam_s_Club" table:base-cell-address="$Sheet1.$A$1" table:expression="NA()"/>
        <table:named-expression table:name="SAPMAN" table:base-cell-address="$Sheet1.$A$1" table:expression=""/>
        <table:named-expression table:name="Scheduled_breaks_per_shift__hours" table:base-cell-address="$Sheet1.$A$1" table:expression="NA()"/>
        <table:named-expression table:name="Scorpio" table:base-cell-address="$Sheet1.$A$1" table:expression="NA()"/>
        <table:named-expression table:name="Scrap" table:base-cell-address="$Sheet1.$A$1" table:expression="NA()"/>
        <table:named-expression table:name="Scrap1" table:base-cell-address="$Sheet1.$A$1" table:expression="NA()"/>
        <table:named-expression table:name="Scrap2" table:base-cell-address="$Sheet1.$A$1" table:expression="NA()"/>
        <table:named-expression table:name="Sears" table:base-cell-address="$Sheet1.$A$1" table:expression="NA()"/>
        <table:named-expression table:name="Sget" table:base-cell-address="$Sheet1.$A$1" table:expression=""/>
        <table:named-expression table:name="Sheet_metal_cost" table:base-cell-address="$Sheet1.$A$1" table:expression="NA()"/>
        <table:named-expression table:name="Shifts_per_day" table:base-cell-address="$Sheet1.$A$1" table:expression="NA()"/>
        <table:named-expression table:name="Shipment_cost_per_kg" table:base-cell-address="$Sheet1.$A$1" table:expression="NA()"/>
        <table:named-expression table:name="silkscreen_equip_cost" table:base-cell-address="$Sheet1.$A$1" table:expression="NA()"/>
        <table:named-expression table:name="silkscreen_equip_cost_1" table:base-cell-address="$Sheet1.$A$1" table:expression="NA()"/>
        <table:named-expression table:name="skilled_labor_OEE" table:base-cell-address="$Sheet1.$A$1" table:expression="NA()"/>
        <table:named-expression table:name="skilled_machining_labor_content" table:base-cell-address="$Sheet1.$A$1" table:expression="NA()"/>
        <table:named-expression table:name="skilled_operators_per_shift" table:base-cell-address="$Sheet1.$A$1" table:expression="NA()"/>
        <table:named-expression table:name="spd" table:base-cell-address="$Sheet1.$A$1" table:expression="NA()"/>
        <table:named-expression table:name="SPDallocate" table:base-cell-address="$Sheet1.$A$1" table:expression=""/>
        <table:named-expression table:name="Specialists_and_Buyers" table:base-cell-address="$Sheet1.$A$1" table:expression="NA()"/>
        <table:named-expression table:name="Spring_cost" table:base-cell-address="$Sheet1.$A$1" table:expression="NA()"/>
        <table:named-expression table:name="SQFTtotal" table:base-cell-address="$Sheet1.$A$1" table:expression="NA()"/>
        <table:named-expression table:name="SQFTtotal_1" table:base-cell-address="$Sheet1.$A$1" table:expression="NA()"/>
        <table:named-expression table:name="stamping_form_equip_cost" table:base-cell-address="$Sheet1.$A$1" table:expression="NA()"/>
        <table:named-expression table:name="stamping_form_equip_cost_1" table:base-cell-address="$Sheet1.$A$1" table:expression="NA()"/>
        <table:named-expression table:name="standard_labor_OEE" table:base-cell-address="$Sheet1.$A$1" table:expression="NA()"/>
        <table:named-expression table:name="standard_operators_per_shift" table:base-cell-address="$Sheet1.$A$1" table:expression="NA()"/>
        <table:named-expression table:name="Standard_production_days_per_year" table:base-cell-address="$Sheet1.$A$1" table:expression="NA()"/>
        <table:named-expression table:name="Starttime" table:base-cell-address="$Sheet1.$A$1" table:expression="36217.5785484954"/>
        <table:named-expression table:name="Steel_Liner_Assembly" table:base-cell-address="$Sheet1.$A$1" table:expression="NA()"/>
        <table:named-expression table:name="Steel_Liner_Assembly_1" table:base-cell-address="$Sheet1.$A$1" table:expression="NA()"/>
        <table:named-expression table:name="Steel_Liner_Equipment" table:base-cell-address="$Sheet1.$A$1" table:expression="NA()"/>
        <table:named-expression table:name="steel_liner_Machining_Labor" table:base-cell-address="$Sheet1.$A$1" table:expression="NA()"/>
        <table:named-expression table:name="Steel_Liner_material" table:base-cell-address="$Sheet1.$A$1" table:expression="NA()"/>
        <table:named-expression table:name="Steel_Liner_material_1" table:base-cell-address="$Sheet1.$A$1" table:expression="NA()"/>
        <table:named-expression table:name="Steel_Liner_Part_Cost" table:base-cell-address="$Sheet1.$A$1" table:expression="NA()"/>
        <table:named-expression table:name="Steel_Liner_Part_Cost_1" table:base-cell-address="$Sheet1.$A$1" table:expression="NA()"/>
        <table:named-expression table:name="Steel_Liner_Purchased_Parts" table:base-cell-address="$Sheet1.$A$1" table:expression="NA()"/>
        <table:named-expression table:name="Steel_Liner_Purchased_Parts_1" table:base-cell-address="$Sheet1.$A$1" table:expression="NA()"/>
        <table:named-expression table:name="Straight_time_work_day__hours" table:base-cell-address="$Sheet1.$A$1" table:expression="NA()"/>
        <table:named-expression table:name="Straight_time_work_day__hours_1" table:base-cell-address="$Sheet1.$A$1" table:expression="NA()"/>
        <table:named-expression table:name="Superintendent" table:base-cell-address="$Sheet1.$A$1" table:expression="NA()"/>
        <table:named-expression table:name="Superintendent_per_Area_manager" table:base-cell-address="$Sheet1.$A$1" table:expression="NA()"/>
        <table:named-expression table:name="Superintendent_per_Area_manager_1" table:base-cell-address="$Sheet1.$A$1" table:expression="NA()"/>
        <table:named-expression table:name="supplier_name" table:base-cell-address="$Sheet1.$A$1" table:expression="NA()"/>
        <table:named-expression table:name="TAKT_time" table:base-cell-address="$Sheet1.$A$1" table:expression="NA()"/>
        <table:named-expression table:name="Target" table:base-cell-address="$Sheet1.$A$1" table:expression="NA()"/>
        <table:named-expression table:name="TARGET_1" table:base-cell-address="$Sheet1.$A$1" table:expression="NA()"/>
        <table:named-expression table:name="Target_Inventory_Turns" table:base-cell-address="$Sheet1.$A$1" table:expression="NA()"/>
        <table:named-expression table:name="Target_Piece_Price" table:base-cell-address="$Sheet1.$A$1" table:expression="NA()"/>
        <table:named-expression table:name="Tbl_Plrs" table:base-cell-address="$Sheet1.$A$1" table:expression="NA()"/>
        <table:named-expression table:name="Time_between_QC_checks" table:base-cell-address="$Sheet1.$A$1" table:expression="NA()"/>
        <table:named-expression table:name="Time_between_truck_arrivals" table:base-cell-address="$Sheet1.$A$1" table:expression="NA()"/>
        <table:named-expression table:name="Time_between_truck_departures" table:base-cell-address="$Sheet1.$A$1" table:expression="NA()"/>
        <table:named-expression table:name="Time_required_per_check__seconds" table:base-cell-address="$Sheet1.$A$1" table:expression="NA()"/>
        <table:named-expression table:name="Time_required_per_delivery__seconds" table:base-cell-address="$Sheet1.$A$1" table:expression="NA()"/>
        <table:named-expression table:name="Time_required_per_loading_cycle__seconds" table:base-cell-address="$Sheet1.$A$1" table:expression="NA()"/>
        <table:named-expression table:name="Time_required_per_unloading_cycle__seconds" table:base-cell-address="$Sheet1.$A$1" table:expression="NA()"/>
        <table:named-expression table:name="Timesaver_equip_cost" table:base-cell-address="$Sheet1.$A$1" table:expression="NA()"/>
        <table:named-expression table:name="Timesaver_equip_cost_1" table:base-cell-address="$Sheet1.$A$1" table:expression="NA()"/>
        <table:named-expression table:name="tin_plating_cost" table:base-cell-address="$Sheet1.$A$1" table:expression="NA()"/>
        <table:named-expression table:name="Title_Sub" table:base-cell-address="$Sheet1.$A$1" table:expression="NA()"/>
        <table:named-expression table:name="Tooling_expense_per_year" table:base-cell-address="$Sheet1.$A$1" table:expression="NA()"/>
        <table:named-expression table:name="total_assembly_build_time" table:base-cell-address="$Sheet1.$A$1" table:expression="NA()"/>
        <table:named-expression table:name="total_assembly_labor_time" table:base-cell-address="$Sheet1.$A$1" table:expression="NA()"/>
        <table:named-expression table:name="total_assembly_labor_time_1" table:base-cell-address="$Sheet1.$A$1" table:expression="NA()"/>
        <table:named-expression table:name="total_assembly_setup_time" table:base-cell-address="$Sheet1.$A$1" table:expression="NA()"/>
        <table:named-expression table:name="total_cost" table:base-cell-address="$Sheet1.$A$1" table:expression="NA()"/>
        <table:named-expression table:name="Total_equipment_costs" table:base-cell-address="$Sheet1.$A$1" table:expression="NA()"/>
        <table:named-expression table:name="Total_initial_research_and_development_investment" table:base-cell-address="$Sheet1.$A$1" table:expression="NA()"/>
        <table:named-expression table:name="Total_initial_research_and_development_investment_1" table:base-cell-address="$Sheet1.$A$1" table:expression="NA()"/>
        <table:named-expression table:name="Total_Machining_Labor" table:base-cell-address="$Sheet1.$A$1" table:expression="NA()"/>
        <table:named-expression table:name="Total_material_component_costs" table:base-cell-address="$Sheet1.$A$1" table:expression="NA()"/>
        <table:named-expression table:name="Total_material_component_costs_1" table:base-cell-address="$Sheet1.$A$1" table:expression="NA()"/>
        <table:named-expression table:name="total_material_cost" table:base-cell-address="$Sheet1.$A$1" table:expression="NA()"/>
        <table:named-expression table:name="Total_material_handling_work_content" table:base-cell-address="$Sheet1.$A$1" table:expression="NA()"/>
        <table:named-expression table:name="Total_QC_check_work_content" table:base-cell-address="$Sheet1.$A$1" table:expression="NA()"/>
        <table:named-expression table:name="Total_receiving_work_content" table:base-cell-address="$Sheet1.$A$1" table:expression="NA()"/>
        <table:named-expression table:name="Total_shipping_work_content" table:base-cell-address="$Sheet1.$A$1" table:expression="NA()"/>
        <table:named-expression table:name="Total_squarefootage_used" table:base-cell-address="$Sheet1.$A$1" table:expression="NA()"/>
        <table:named-expression table:name="Total_tooling_costs" table:base-cell-address="$Sheet1.$A$1" table:expression="NA()"/>
        <table:named-expression table:name="Toys_R_Us" table:base-cell-address="$Sheet1.$A$1" table:expression="NA()"/>
        <table:named-expression table:name="Transworld" table:base-cell-address="$Sheet1.$A$1" table:expression="NA()"/>
        <table:named-expression table:name="Turret_burden_cost" table:base-cell-address="$Sheet1.$A$1" table:expression="NA()"/>
        <table:named-expression table:name="Turret_burden_cost_1" table:base-cell-address="$Sheet1.$A$1" table:expression="NA()"/>
        <table:named-expression table:name="turret_tim" table:base-cell-address="$Sheet1.$A$1" table:expression="NA()"/>
        <table:named-expression table:name="turret_tim_two" table:base-cell-address="$Sheet1.$A$1" table:expression="NA()"/>
        <table:named-expression table:name="two" table:base-cell-address="$Sheet1.$A$1" table:expression="NA()"/>
        <table:named-expression table:name="two_1" table:base-cell-address="$Sheet1.$A$1" table:expression="NA()"/>
        <table:named-expression table:name="ty" table:base-cell-address="$Sheet1.$A$1" table:expression="NA()"/>
        <table:named-expression table:name="UnityWIOshield" table:base-cell-address="$Sheet1.$A$1" table:expression="NA()"/>
        <table:named-expression table:name="Unpaid_lunch_breaks_per_shift__hours" table:base-cell-address="$Sheet1.$A$1" table:expression="NA()"/>
        <table:named-expression table:name="Update_Itemmast_Sheet" table:base-cell-address="$Sheet1.$A$1" table:expression=""/>
        <table:named-expression table:name="UPHTotalF2" table:base-cell-address="$Sheet1.$A$1" table:expression="NA()"/>
        <table:named-expression table:name="UPHWDDesktop" table:base-cell-address="$Sheet1.$A$1" table:expression=""/>
        <table:named-expression table:name="uphWDDesktop2" table:base-cell-address="$Sheet1.$A$1" table:expression="NA()"/>
        <table:named-expression table:name="UPHWDHiend" table:base-cell-address="$Sheet1.$A$1" table:expression=""/>
        <table:named-expression table:name="uphWDHiend2" table:base-cell-address="$Sheet1.$A$1" table:expression="NA()"/>
        <table:named-expression table:name="Upload_Yields_into_XLY_Files" table:base-cell-address="$Sheet1.$A$1" table:expression=""/>
        <table:named-expression table:name="US" table:base-cell-address="$Sheet1.$A$1" table:expression="NA()"/>
        <table:named-expression table:name="US__rate" table:base-cell-address="$Sheet1.$A$1" table:expression="NA()"/>
        <table:named-expression table:name="US__rate_1" table:base-cell-address="$Sheet1.$A$1" table:expression="NA()"/>
        <table:named-expression table:name="US_1" table:base-cell-address="$Sheet1.$A$1" table:expression="NA()"/>
        <table:named-expression table:name="US_currency" table:base-cell-address="$Sheet1.$A$1" table:expression="NA()"/>
        <table:named-expression table:name="US_ME" table:base-cell-address="$Sheet1.$A$1" table:expression="NA()"/>
        <table:named-expression table:name="US_package" table:base-cell-address="$Sheet1.$A$1" table:expression="NA()"/>
        <table:named-expression table:name="US_package_1" table:base-cell-address="$Sheet1.$A$1" table:expression="NA()"/>
        <table:named-expression table:name="US_rate" table:base-cell-address="$Sheet1.$A$1" table:expression="NA()"/>
        <table:named-expression table:name="US_rate_1" table:base-cell-address="$Sheet1.$A$1" table:expression="NA()"/>
        <table:named-expression table:name="USD" table:base-cell-address="$Sheet1.$A$1" table:expression="NA()"/>
        <table:named-expression table:name="USD_HKD" table:base-cell-address="$Sheet1.$A$1" table:expression="NA()"/>
        <table:named-expression table:name="USD_NTD" table:base-cell-address="$Sheet1.$A$1" table:expression="NA()"/>
        <table:named-expression table:name="USD_TW" table:base-cell-address="$Sheet1.$A$1" table:expression="NA()"/>
        <table:named-expression table:name="Useful_life_for_equipment_and_dunnage" table:base-cell-address="$Sheet1.$A$1" table:expression="NA()"/>
        <table:named-expression table:name="Useful_life_for_equipment_tooling" table:base-cell-address="$Sheet1.$A$1" table:expression="NA()"/>
        <table:named-expression table:name="Useful_life_for_office_assets" table:base-cell-address="$Sheet1.$A$1" table:expression="NA()"/>
        <table:named-expression table:name="USrate" table:base-cell-address="$Sheet1.$A$1" table:expression="NA()"/>
        <table:named-expression table:name="UtilDesktop" table:base-cell-address="$Sheet1.$A$1" table:expression=""/>
        <table:named-expression table:name="UtilDesktopF2" table:base-cell-address="$Sheet1.$A$1" table:expression=""/>
        <table:named-expression table:name="UtilHiend" table:base-cell-address="$Sheet1.$A$1" table:expression=""/>
        <table:named-expression table:name="UtilHiendF2" table:base-cell-address="$Sheet1.$A$1" table:expression=""/>
        <table:named-expression table:name="Utilities_expenses_per_year" table:base-cell-address="$Sheet1.$A$1" table:expression="NA()"/>
        <table:named-expression table:name="UtilMaxtor" table:base-cell-address="$Sheet1.$A$1" table:expression=""/>
        <table:named-expression table:name="UtilMaxtor2" table:base-cell-address="$Sheet1.$A$1" table:expression=""/>
        <table:named-expression table:name="UtilSamsung" table:base-cell-address="$Sheet1.$A$1" table:expression=""/>
        <table:named-expression table:name="UtilSamsung2" table:base-cell-address="$Sheet1.$A$1" table:expression=""/>
        <table:named-expression table:name="UtilTotal" table:base-cell-address="$Sheet1.$A$1" table:expression=""/>
        <table:named-expression table:name="UtilTotalF2" table:base-cell-address="$Sheet1.$A$1" table:expression=""/>
        <table:named-expression table:name="UtilWDDesktop" table:base-cell-address="$Sheet1.$A$1" table:expression=""/>
        <table:named-expression table:name="UtilWDDesktop2" table:base-cell-address="$Sheet1.$A$1" table:expression=""/>
        <table:named-expression table:name="UtilWDHiend" table:base-cell-address="$Sheet1.$A$1" table:expression=""/>
        <table:named-expression table:name="UtilWDHiend2" table:base-cell-address="$Sheet1.$A$1" table:expression=""/>
        <table:named-expression table:name="VDET" table:base-cell-address="$Sheet1.$A$1" table:expression="NA()"/>
        <table:named-expression table:name="Volume" table:base-cell-address="$Sheet1.$A$1" table:expression=""/>
        <table:named-expression table:name="VolumeDesktop" table:base-cell-address="$Sheet1.$A$1" table:expression=""/>
        <table:named-expression table:name="VolumeDesktopF2" table:base-cell-address="$Sheet1.$A$1" table:expression=""/>
        <table:named-expression table:name="VolumeMaxtor" table:base-cell-address="$Sheet1.$A$1" table:expression=""/>
        <table:named-expression table:name="VolumeTotalF2" table:base-cell-address="$Sheet1.$A$1" table:expression=""/>
        <table:named-expression table:name="VolumeUPH" table:base-cell-address="$Sheet1.$A$1" table:expression="NA()"/>
        <table:named-expression table:name="WACC" table:base-cell-address="$Sheet1.$A$1" table:expression="NA()"/>
        <table:named-expression table:name="Wal_Mart" table:base-cell-address="$Sheet1.$A$1" table:expression="NA()"/>
        <table:named-expression table:name="Warranty" table:base-cell-address="$Sheet1.$A$1" table:expression="NA()"/>
        <table:named-expression table:name="Warranty_expenses" table:base-cell-address="$Sheet1.$A$1" table:expression="NA()"/>
        <table:named-expression table:name="wawawa" table:base-cell-address="$Sheet1.$A$1" table:expression="NA()"/>
        <table:named-expression table:name="wawawa_1" table:base-cell-address="$Sheet1.$A$1" table:expression="NA()"/>
        <table:named-expression table:name="Weekend_production_days_per_year" table:base-cell-address="$Sheet1.$A$1" table:expression="NA()"/>
        <table:named-expression table:name="weld_time" table:base-cell-address="$Sheet1.$A$1" table:expression="NA()"/>
        <table:named-expression table:name="welding_equip_cost" table:base-cell-address="$Sheet1.$A$1" table:expression="NA()"/>
        <table:named-expression table:name="welding_equip_cost_1" table:base-cell-address="$Sheet1.$A$1" table:expression="NA()"/>
        <table:named-expression table:name="wire_cost" table:base-cell-address="$Sheet1.$A$1" table:expression="NA()"/>
        <table:named-expression table:name="wireform_equip_cost" table:base-cell-address="$Sheet1.$A$1" table:expression="NA()"/>
        <table:named-expression table:name="wireform_equip_cost_1" table:base-cell-address="$Sheet1.$A$1" table:expression="NA()"/>
        <table:named-expression table:name="wood_cost" table:base-cell-address="$Sheet1.$A$1" table:expression="NA()"/>
        <table:named-expression table:name="workbench_equip_cost" table:base-cell-address="$Sheet1.$A$1" table:expression="NA()"/>
        <table:named-expression table:name="workbench_equip_cost_1" table:base-cell-address="$Sheet1.$A$1" table:expression="NA()"/>
        <table:named-expression table:name="workbench_w_screw_equip_cost" table:base-cell-address="$Sheet1.$A$1" table:expression="NA()"/>
        <table:named-expression table:name="workstation_equip_cost" table:base-cell-address="$Sheet1.$A$1" table:expression="NA()"/>
        <table:named-expression table:name="workstation_equip_cost_1" table:base-cell-address="$Sheet1.$A$1" table:expression="NA()"/>
        <table:named-expression table:name="wrn.All." table:base-cell-address="$Sheet1.$A$1" table:expression="NA()"/>
        <table:named-expression table:name="wrn.All.1" table:base-cell-address="$Sheet1.$A$1" table:expression="NA()"/>
        <table:named-expression table:name="wrn.All1" table:base-cell-address="$Sheet1.$A$1" table:expression="NA()"/>
        <table:named-expression table:name="wrn.All3" table:base-cell-address="$Sheet1.$A$1" table:expression="NA()"/>
        <table:named-expression table:name="x_y" table:base-cell-address="$Sheet1.$A$1" table:expression="NA()"/>
        <table:named-expression table:name="XBOX" table:base-cell-address="$Sheet1.$A$1" table:expression="NA()"/>
        <table:named-expression table:name="Xn" table:base-cell-address="$Sheet1.$A$1" table:expression="NA()"/>
        <table:named-expression table:name="Xn_Mmth" table:base-cell-address="$Sheet1.$A$1" table:expression="NA()"/>
        <table:named-expression table:name="y" table:base-cell-address="$Sheet1.$A$1" table:expression="NA()"/>
        <table:named-expression table:name="ybuccaneer" table:base-cell-address="$Sheet1.$A$1" table:expression="NA()"/>
        <table:named-expression table:name="Yearly_carrying_cost_of_inventory" table:base-cell-address="$Sheet1.$A$1" table:expression="NA()"/>
        <table:named-expression table:name="Yearly_production" table:base-cell-address="$Sheet1.$A$1" table:expression="NA()"/>
        <table:named-expression table:name="yeclipse" table:base-cell-address="$Sheet1.$A$1" table:expression="NA()"/>
        <table:named-expression table:name="yes" table:base-cell-address="$Sheet1.$A$1" table:expression="NA()"/>
        <table:named-expression table:name="yexpedition" table:base-cell-address="$Sheet1.$A$1" table:expression="NA()"/>
        <table:named-expression table:name="Yield" table:base-cell-address="$Sheet1.$A$1" table:expression="NA()"/>
        <table:named-expression table:name="Yield1" table:base-cell-address="$Sheet1.$A$1" table:expression="NA()"/>
        <table:named-expression table:name="Yield2" table:base-cell-address="$Sheet1.$A$1" table:expression="NA()"/>
        <table:named-expression table:name="ymmth" table:base-cell-address="$Sheet1.$A$1" table:expression="NA()"/>
        <table:named-expression table:name="ysafari" table:base-cell-address="$Sheet1.$A$1" table:expression="NA()"/>
        <table:named-expression table:name="yscorpio" table:base-cell-address="$Sheet1.$A$1" table:expression="NA()"/>
        <table:named-expression table:name="ytb" table:base-cell-address="$Sheet1.$A$1" table:expression="NA()"/>
        <table:named-expression table:name="yxbox" table:base-cell-address="$Sheet1.$A$1" table:expression="NA()"/>
        <table:named-expression table:name="Zone_Supervisor" table:base-cell-address="$Sheet1.$A$1" table:expression="NA()"/>
        <table:named-expression table:name="Zone_supervisors_per_MPS" table:base-cell-address="$Sheet1.$A$1" table:expression="NA()"/>
        <table:named-expression table:name="Zone_supervisors_per_MPS_1" table:base-cell-address="$Sheet1.$A$1" table:expression="NA()"/>
        <table:named-expression table:name="Zone_supervisors_per_Superintendent" table:base-cell-address="$Sheet1.$A$1" table:expression="NA()"/>
        <table:named-expression table:name="Zone_supervisors_per_Superintendent_1" table:base-cell-address="$Sheet1.$A$1" table:expression="NA()"/>
        <table:named-expression table:name="zx" table:base-cell-address="$Sheet1.$A$1" table:expression="NA()"/>
        <table:named-expression table:name="台幣對美金" table:base-cell-address="$Sheet1.$A$1" table:expression="NA()"/>
        <table:named-expression table:name="台幣對美金_1" table:base-cell-address="$Sheet1.$A$1" table:expression="NA()"/>
        <table:named-expression table:name="港幣對美金" table:base-cell-address="$Sheet1.$A$1" table:expression="NA()"/>
        <table:named-expression table:name="港幣對美金_1" table:base-cell-address="$Sheet1.$A$1" table:expression="NA()"/>
        <table:named-expression table:name="美金對美金" table:base-cell-address="$Sheet1.$A$1" table:expression="NA()"/>
        <table:named-expression table:name="美金對美金_1" table:base-cell-address="$Sheet1.$A$1" table:expression="NA()"/>
      </table:named-expressions>
      <table:database-ranges>
        <table:database-range table:target-range-address="CSV_SCH.A2:CSV_SCH.A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Small Fonts" svg:font-family="'Small Fonts'" style:font-family-generic="swiss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text-style style:name="N118">
      <number:text>    </number:text>
      <number:text-content/>
    </number:text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2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22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text>(</number:text>
      <number:number number:decimal-places="0" number:min-integer-digits="1" number:grouping="true"/>
      <number:text>) </number:text>
    </number:number-style>
    <number:percentage-style style:name="N125P0" style:volatile="true">
      <style:text-properties fo:color="#0000ff"/>
      <number:number number:decimal-places="1" number:min-integer-digits="1"/>
      <number:text>%</number:text>
    </number:percentage-style>
    <number:percentage-style style:name="N125">
      <style:text-properties fo:color="#0000ff"/>
      <number:text>(</number:text>
      <number:number number:decimal-places="1" number:min-integer-digits="1"/>
      <number:text>%)</number:text>
      <style:map style:condition="value()&gt;=0" style:apply-style-name="N125P0"/>
    </number:percentage-style>
    <number:percentage-style style:name="N127P0" style:volatile="true">
      <number:number number:decimal-places="1" number:min-integer-digits="1"/>
      <number:text>%</number:text>
    </number:percentage-style>
    <number:percentage-style style:name="N127">
      <number:text>(</number:text>
      <number:number number:decimal-places="1" number:min-integer-digits="1"/>
      <number:text>%)</number:text>
      <style:map style:condition="value()&gt;=0" style:apply-style-name="N127P0"/>
    </number:percentage-style>
    <number:percentage-style style:name="N129P0" style:volatile="true">
      <style:text-properties fo:color="#ff0000"/>
      <number:number number:decimal-places="1" number:min-integer-digits="1"/>
      <number:text>%</number:text>
    </number:percentage-style>
    <number:percentage-style style:name="N129">
      <style:text-properties fo:color="#ff0000"/>
      <number:text>(</number:text>
      <number:number number:decimal-places="1" number:min-integer-digits="1"/>
      <number:text>%)</number:text>
      <style:map style:condition="value()&gt;=0" style:apply-style-name="N129P0"/>
    </number:percentag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(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0" number:min-integer-digits="1" number:grouping="true"/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currency-style style:name="N14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1P0"/>
      <style:map style:condition="value()&lt;0" style:apply-style-name="N141P1"/>
    </number:currency-style>
    <number:number-style style:name="N143P0" style:volatile="true">
      <number:number number:decimal-places="1" number:min-integer-digits="1" number:grouping="true"/>
      <number:text> </number:text>
    </number:number-style>
    <number:number-style style:name="N143">
      <number:text>(</number:text>
      <number:number number:decimal-places="1" number:min-integer-digits="1" number:grouping="true"/>
      <number:text>)</number:text>
      <style:map style:condition="value()&gt;=0" style:apply-style-name="N143P0"/>
    </number:number-style>
    <number:percentage-style style:name="N145P0" style:volatile="true">
      <number:number number:decimal-places="0" number:min-integer-digits="1"/>
      <number:text>% </number:text>
    </number:percentage-style>
    <number:percentage-style style:name="N145">
      <number:text>(</number:text>
      <number:number number:decimal-places="0" number:min-integer-digits="1"/>
      <number:text>%)</number:text>
      <style:map style:condition="value()&gt;=0" style:apply-style-name="N145P0"/>
    </number:percentage-style>
    <number:number-style style:name="N149P0" style:volatile="true">
      <number:number number:decimal-places="0" number:min-integer-digits="1" number:grouping="true" number:display-factor="1000"/>
      <number:text> </number:text>
    </number:number-style>
    <number:number-style style:name="N149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50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151P0" style:volatile="true">
      <number:number number:decimal-places="0" number:min-integer-digits="1"/>
      <number:text>%</number:text>
    </number:percentage-style>
    <number:percentage-style style:name="N151">
      <number:text>(</number:text>
      <number:number number:decimal-places="0" number:min-integer-digits="1"/>
      <number:text>%)</number:text>
      <style:map style:condition="value()&gt;=0" style:apply-style-name="N151P0"/>
    </number:percentage-style>
    <number:number-style style:name="N155P0" style:volatile="true">
      <number:number number:decimal-places="1" number:min-integer-digits="1" number:grouping="true"/>
      <number:text>     </number:text>
    </number:number-style>
    <number:number-style style:name="N155P1" style:volatile="true">
      <number:text>-</number:text>
      <number:number number:decimal-places="1" number:min-integer-digits="1" number:grouping="true"/>
      <number:text>     </number:text>
    </number:number-style>
    <number:number-style style:name="N155P2" style:volatile="true">
      <number:text> -</number:text>
      <number:number number:decimal-places="0" number:min-integer-digits="0"/>
      <number:text>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">
      <number:text>(</number:text>
      <number:number number: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0" number:min-integer-digits="1" number:grouping="true"/>
      <number:text> </number:text>
    </number:number-style>
    <number:number-style style:name="N166P1" style:volatile="true">
      <number:text>-$</number:text>
      <number:number number:decimal-places="0" number:min-integer-digits="1" number:grouping="true"/>
      <number:text> </number:text>
    </number:number-style>
    <number:number-style style:name="N166P2" style:volatile="true">
      <number:text> $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-$</number:text>
      <number:number number:decimal-places="2" number:min-integer-digits="1" number:grouping="true"/>
      <number:text> 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(</number:text>
      <number:number number:decimal-places="2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0" number:min-integer-digits="1" number:grouping="true"/>
      <number:text> </number:text>
    </number:number-style>
    <number:number-style style:name="N174P1" style:volatile="true">
      <number:text> (</number:text>
      <number:number number:decimal-places="0" number:min-integer-digits="1" number:grouping="true"/>
      <number:text>)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</number:number-style>
    <number:number-style style:name="N181">
      <style:text-properties fo:color="#ff0000"/>
      <number:text>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</number:number-style>
    <number:number-style style:name="N182">
      <number:text>-</number:text>
      <number:number number:decimal-places="2" number:min-integer-digits="1" number:grouping="true"/>
      <style:map style:condition="value()&gt;=0" style:apply-style-name="N182P0"/>
    </number:number-style>
    <number:number-style style:name="N184P0" style:volatile="true">
      <number:text> $</number:text>
      <number:number number: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 $</number:text>
      <number:number number:decimal-places="2" number:min-integer-digits="1" number:grouping="true"/>
      <number:text> </number:text>
    </number:number-style>
    <number:number-style style:name="N186P1" style:volatile="true">
      <number:text> $(</number:text>
      <number:number number:decimal-places="2" number:min-integer-digits="1" number:grouping="true"/>
      <number:text>)</number:text>
    </number:number-style>
    <number:number-style style:name="N186P2" style:volatile="true">
      <number:text> $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integer-digits="3" number:min-exponent-digits="1"/>
    </number:number-style>
    <number:number-style style:name="N191P0" style:volatile="true"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1P0"/>
    </number:number-style>
    <number:date-style style:name="N192">
      <number:month/>
      <number:text>/</number:text>
      <number:day/>
      <number:text>/</number:text>
      <number:year number:style="long"/>
    </number:date-style>
    <number:number-style style:name="N193P0" style:volatile="true">
      <number:number number:decimal-places="0" number:min-integer-digits="1" number:grouping="true"/>
      <number:text> </number:text>
    </number:number-style>
    <number:number-style style:name="N193">
      <number:text>(</number:text>
      <number:number number:decimal-places="0" number:min-integer-digits="1" number:grouping="true"/>
      <number:text>)</number:text>
      <style:map style:condition="value()&gt;=0" style:apply-style-name="N193P0"/>
    </number:number-style>
    <number:date-style style:name="N194">
      <number:day/>
      <number:text>-</number:text>
      <number:month number:textual="true"/>
      <number:text>-</number:text>
      <number:year/>
    </number:date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FE" style:family="table-cell" style:parent-style-name="Default" style:data-style-name="N12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7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2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2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urrency0" style:family="table-cell" style:parent-style-name="Default" style:data-style-name="N13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urrency1" style:family="table-cell" style:parent-style-name="Default" style:data-style-name="N1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36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4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Excel_5f_BuiltIn_5f_Heading_20_1" style:display-name="Excel_BuiltIn_Heading 1" style:family="table-cell" style:parent-style-name="Default"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Excel_5f_BuiltIn_5f_Heading_20_2" style:display-name="Excel_BuiltIn_Heading 2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Fixed" style:family="table-cell" style:parent-style-name="Default" style:data-style-name="N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Header1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3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3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45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49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18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5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no_20_dec" style:display-name="no dec" style:family="table-cell" style:parent-style-name="Default" style:data-style-name="N11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er.style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5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9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icing" style:family="table-cell" style:parent-style-name="Default" style:data-style-name="N13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SChar" style:family="table-cell" style:parent-style-name="Default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Date" style:family="table-cell" style:parent-style-name="Default" style:data-style-name="N39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Dec" style:family="table-cell" style:parent-style-name="Default" style:data-style-name="N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RevList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roux_5f_2" style:display-name="roux_2" style:family="table-cell" style:parent-style-name="Default" style:data-style-name="N155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ubtotal" style:family="table-cell" style:parent-style-name="Default" style:data-style-name="N120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6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58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6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66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7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7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7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66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/>
      <style:header-style>
        <style:header-footer-properties fo:margin-left="0.9cm" fo:margin-right="0cm" fo:margin-bottom="0cm"/>
      </style:header-style>
      <style:footer-style>
        <style:header-footer-properties fo:margin-left="0.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11/20/2013</text:date>, <text:time>18:1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" style:display-name="PageStyle_Seeed BOM Forma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" style:display-name="PageStyle_Seeed BOM Forma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" style:display-name="PageStyle_Seeed BOM Forma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4" style:display-name="PageStyle_Seeed BOM Forma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5" style:display-name="PageStyle_Seeed BOM Forma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6" style:display-name="PageStyle_Seeed BOM Forma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7" style:display-name="PageStyle_Seeed BOM Forma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8" style:display-name="PageStyle_Seeed BOM Forma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9" style:display-name="PageStyle_Seeed BOM Forma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0" style:display-name="PageStyle_Seeed BOM Forma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1" style:display-name="PageStyle_Seeed BOM Forma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2" style:display-name="PageStyle_Seeed BOM Format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3" style:display-name="PageStyle_Seeed BOM Format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4" style:display-name="PageStyle_Seeed BOM Format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5" style:display-name="PageStyle_Seeed BOM Format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6" style:display-name="PageStyle_Seeed BOM Format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7" style:display-name="PageStyle_Seeed BOM Format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8" style:display-name="PageStyle_Seeed BOM Format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9" style:display-name="PageStyle_Seeed BOM Format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0" style:display-name="PageStyle_Seeed BOM Format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1" style:display-name="PageStyle_Seeed BOM Format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2" style:display-name="PageStyle_Seeed BOM Format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3" style:display-name="PageStyle_Seeed BOM Format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4" style:display-name="PageStyle_Seeed BOM Format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5" style:display-name="PageStyle_Seeed BOM Format 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6" style:display-name="PageStyle_Seeed BOM Format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7" style:display-name="PageStyle_Seeed BOM Format 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8" style:display-name="PageStyle_Seeed BOM Format 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9" style:display-name="PageStyle_Seeed BOM Format 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0" style:display-name="PageStyle_Seeed BOM Format 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1" style:display-name="PageStyle_Seeed BOM Format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2" style:display-name="PageStyle_Seeed BOM Format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3" style:display-name="PageStyle_Seeed BOM Format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4" style:display-name="PageStyle_Seeed BOM Format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5" style:display-name="PageStyle_Seeed BOM Format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6" style:display-name="PageStyle_Seeed BOM Format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7" style:display-name="PageStyle_Seeed BOM Format 3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ol Mahidharia</meta:initial-creator>
    <meta:creation-date>2013-08-12T14:08:39.70</meta:creation-date>
    <dc:date>2013-11-20T18:18:26.86</dc:date>
    <dc:creator>Anool Mahidharia</dc:creator>
    <meta:editing-duration>PT4H44M48S</meta:editing-duration>
    <meta:editing-cycles>12</meta:editing-cycles>
    <meta:generator>OpenOffice/4.0.1$Win32 OpenOffice.org_project/401m5$Build-9714</meta:generator>
    <meta:document-statistic meta:table-count="3" meta:cell-count="1016" meta:object-count="0"/>
  </office:meta>
</office:document-meta>
</file>